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w" table:style-name="ta1">
        <table:shapes>
          <draw:frame draw:z-index="0" draw:style-name="gr1" draw:text-style-name="P1" svg:width="1045.08pt" svg:height="306.45pt" svg:x="138.13pt" svg:y="1869.56pt">
            <loext:p draw:notify-on-update-of-ranges="row.A1:row.A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2223783" calcext:value-type="float">
            <text:p>2223783</text:p>
          </table:table-cell>
        </table:table-row>
        <table:table-row table:style-name="ro1">
          <table:table-cell office:value-type="float" office:value="1576099" calcext:value-type="float">
            <text:p>1576099</text:p>
          </table:table-cell>
        </table:table-row>
        <table:table-row table:style-name="ro1">
          <table:table-cell office:value-type="float" office:value="1253559" calcext:value-type="float">
            <text:p>1253559</text:p>
          </table:table-cell>
        </table:table-row>
        <table:table-row table:style-name="ro1">
          <table:table-cell office:value-type="float" office:value="1283962" calcext:value-type="float">
            <text:p>1283962</text:p>
          </table:table-cell>
        </table:table-row>
        <table:table-row table:style-name="ro1">
          <table:table-cell office:value-type="float" office:value="1298106" calcext:value-type="float">
            <text:p>1298106</text:p>
          </table:table-cell>
        </table:table-row>
        <table:table-row table:style-name="ro1">
          <table:table-cell office:value-type="float" office:value="1269110" calcext:value-type="float">
            <text:p>1269110</text:p>
          </table:table-cell>
        </table:table-row>
        <table:table-row table:style-name="ro1">
          <table:table-cell office:value-type="float" office:value="1946382" calcext:value-type="float">
            <text:p>1946382</text:p>
          </table:table-cell>
        </table:table-row>
        <table:table-row table:style-name="ro1">
          <table:table-cell office:value-type="float" office:value="2364470" calcext:value-type="float">
            <text:p>2364470</text:p>
          </table:table-cell>
        </table:table-row>
        <table:table-row table:style-name="ro1">
          <table:table-cell office:value-type="float" office:value="1177490" calcext:value-type="float">
            <text:p>1177490</text:p>
          </table:table-cell>
        </table:table-row>
        <table:table-row table:style-name="ro1">
          <table:table-cell office:value-type="float" office:value="1394069" calcext:value-type="float">
            <text:p>1394069</text:p>
          </table:table-cell>
        </table:table-row>
        <table:table-row table:style-name="ro1">
          <table:table-cell office:value-type="float" office:value="2150342" calcext:value-type="float">
            <text:p>2150342</text:p>
          </table:table-cell>
        </table:table-row>
        <table:table-row table:style-name="ro1">
          <table:table-cell office:value-type="float" office:value="2181118" calcext:value-type="float">
            <text:p>2181118</text:p>
          </table:table-cell>
        </table:table-row>
        <table:table-row table:style-name="ro1">
          <table:table-cell office:value-type="float" office:value="1890345" calcext:value-type="float">
            <text:p>1890345</text:p>
          </table:table-cell>
        </table:table-row>
        <table:table-row table:style-name="ro1">
          <table:table-cell office:value-type="float" office:value="1572005" calcext:value-type="float">
            <text:p>1572005</text:p>
          </table:table-cell>
        </table:table-row>
        <table:table-row table:style-name="ro1">
          <table:table-cell office:value-type="float" office:value="1382197" calcext:value-type="float">
            <text:p>1382197</text:p>
          </table:table-cell>
        </table:table-row>
        <table:table-row table:style-name="ro1">
          <table:table-cell office:value-type="float" office:value="1469359" calcext:value-type="float">
            <text:p>1469359</text:p>
          </table:table-cell>
        </table:table-row>
        <table:table-row table:style-name="ro1">
          <table:table-cell office:value-type="float" office:value="1461800" calcext:value-type="float">
            <text:p>1461800</text:p>
          </table:table-cell>
        </table:table-row>
        <table:table-row table:style-name="ro1">
          <table:table-cell office:value-type="float" office:value="1513385" calcext:value-type="float">
            <text:p>1513385</text:p>
          </table:table-cell>
        </table:table-row>
        <table:table-row table:style-name="ro1">
          <table:table-cell office:value-type="float" office:value="1485193" calcext:value-type="float">
            <text:p>1485193</text:p>
          </table:table-cell>
        </table:table-row>
        <table:table-row table:style-name="ro1">
          <table:table-cell office:value-type="float" office:value="1487525" calcext:value-type="float">
            <text:p>1487525</text:p>
          </table:table-cell>
        </table:table-row>
        <table:table-row table:style-name="ro1">
          <table:table-cell office:value-type="float" office:value="1482179" calcext:value-type="float">
            <text:p>1482179</text:p>
          </table:table-cell>
        </table:table-row>
        <table:table-row table:style-name="ro1">
          <table:table-cell office:value-type="float" office:value="1492764" calcext:value-type="float">
            <text:p>1492764</text:p>
          </table:table-cell>
        </table:table-row>
        <table:table-row table:style-name="ro1">
          <table:table-cell office:value-type="float" office:value="1501083" calcext:value-type="float">
            <text:p>1501083</text:p>
          </table:table-cell>
        </table:table-row>
        <table:table-row table:style-name="ro1">
          <table:table-cell office:value-type="float" office:value="1496982" calcext:value-type="float">
            <text:p>1496982</text:p>
          </table:table-cell>
        </table:table-row>
        <table:table-row table:style-name="ro1">
          <table:table-cell office:value-type="float" office:value="1462334" calcext:value-type="float">
            <text:p>1462334</text:p>
          </table:table-cell>
        </table:table-row>
        <table:table-row table:style-name="ro1">
          <table:table-cell office:value-type="float" office:value="1198686" calcext:value-type="float">
            <text:p>1198686</text:p>
          </table:table-cell>
        </table:table-row>
        <table:table-row table:style-name="ro1">
          <table:table-cell office:value-type="float" office:value="925948" calcext:value-type="float">
            <text:p>925948</text:p>
          </table:table-cell>
        </table:table-row>
        <table:table-row table:style-name="ro1">
          <table:table-cell office:value-type="float" office:value="889402" calcext:value-type="float">
            <text:p>889402</text:p>
          </table:table-cell>
        </table:table-row>
        <table:table-row table:style-name="ro1">
          <table:table-cell office:value-type="float" office:value="910374" calcext:value-type="float">
            <text:p>910374</text:p>
          </table:table-cell>
        </table:table-row>
        <table:table-row table:style-name="ro1">
          <table:table-cell office:value-type="float" office:value="909796" calcext:value-type="float">
            <text:p>909796</text:p>
          </table:table-cell>
        </table:table-row>
        <table:table-row table:style-name="ro1">
          <table:table-cell office:value-type="float" office:value="912175" calcext:value-type="float">
            <text:p>912175</text:p>
          </table:table-cell>
        </table:table-row>
        <table:table-row table:style-name="ro1">
          <table:table-cell office:value-type="float" office:value="931402" calcext:value-type="float">
            <text:p>931402</text:p>
          </table:table-cell>
        </table:table-row>
        <table:table-row table:style-name="ro1">
          <table:table-cell office:value-type="float" office:value="901973" calcext:value-type="float">
            <text:p>901973</text:p>
          </table:table-cell>
        </table:table-row>
        <table:table-row table:style-name="ro1">
          <table:table-cell office:value-type="float" office:value="889335" calcext:value-type="float">
            <text:p>889335</text:p>
          </table:table-cell>
        </table:table-row>
        <table:table-row table:style-name="ro1">
          <table:table-cell office:value-type="float" office:value="905583" calcext:value-type="float">
            <text:p>905583</text:p>
          </table:table-cell>
        </table:table-row>
        <table:table-row table:style-name="ro1">
          <table:table-cell office:value-type="float" office:value="902098" calcext:value-type="float">
            <text:p>902098</text:p>
          </table:table-cell>
        </table:table-row>
        <table:table-row table:style-name="ro1">
          <table:table-cell office:value-type="float" office:value="931153" calcext:value-type="float">
            <text:p>931153</text:p>
          </table:table-cell>
        </table:table-row>
        <table:table-row table:style-name="ro1">
          <table:table-cell office:value-type="float" office:value="904923" calcext:value-type="float">
            <text:p>904923</text:p>
          </table:table-cell>
        </table:table-row>
        <table:table-row table:style-name="ro1">
          <table:table-cell office:value-type="float" office:value="919117" calcext:value-type="float">
            <text:p>919117</text:p>
          </table:table-cell>
        </table:table-row>
        <table:table-row table:style-name="ro1">
          <table:table-cell office:value-type="float" office:value="897081" calcext:value-type="float">
            <text:p>897081</text:p>
          </table:table-cell>
        </table:table-row>
        <table:table-row table:style-name="ro1">
          <table:table-cell office:value-type="float" office:value="883679" calcext:value-type="float">
            <text:p>883679</text:p>
          </table:table-cell>
        </table:table-row>
        <table:table-row table:style-name="ro1">
          <table:table-cell office:value-type="float" office:value="914245" calcext:value-type="float">
            <text:p>914245</text:p>
          </table:table-cell>
        </table:table-row>
        <table:table-row table:style-name="ro1">
          <table:table-cell office:value-type="float" office:value="904868" calcext:value-type="float">
            <text:p>904868</text:p>
          </table:table-cell>
        </table:table-row>
        <table:table-row table:style-name="ro1">
          <table:table-cell office:value-type="float" office:value="910293" calcext:value-type="float">
            <text:p>910293</text:p>
          </table:table-cell>
        </table:table-row>
        <table:table-row table:style-name="ro1">
          <table:table-cell office:value-type="float" office:value="902417" calcext:value-type="float">
            <text:p>902417</text:p>
          </table:table-cell>
        </table:table-row>
        <table:table-row table:style-name="ro1">
          <table:table-cell office:value-type="float" office:value="895060" calcext:value-type="float">
            <text:p>895060</text:p>
          </table:table-cell>
        </table:table-row>
        <table:table-row table:style-name="ro1">
          <table:table-cell office:value-type="float" office:value="904672" calcext:value-type="float">
            <text:p>904672</text:p>
          </table:table-cell>
        </table:table-row>
        <table:table-row table:style-name="ro1">
          <table:table-cell office:value-type="float" office:value="892546" calcext:value-type="float">
            <text:p>892546</text:p>
          </table:table-cell>
        </table:table-row>
        <table:table-row table:style-name="ro1">
          <table:table-cell office:value-type="float" office:value="906754" calcext:value-type="float">
            <text:p>906754</text:p>
          </table:table-cell>
        </table:table-row>
        <table:table-row table:style-name="ro1">
          <table:table-cell office:value-type="float" office:value="916349" calcext:value-type="float">
            <text:p>916349</text:p>
          </table:table-cell>
        </table:table-row>
        <table:table-row table:style-name="ro1">
          <table:table-cell office:value-type="float" office:value="886744" calcext:value-type="float">
            <text:p>886744</text:p>
          </table:table-cell>
        </table:table-row>
        <table:table-row table:style-name="ro1">
          <table:table-cell office:value-type="float" office:value="903110" calcext:value-type="float">
            <text:p>903110</text:p>
          </table:table-cell>
        </table:table-row>
        <table:table-row table:style-name="ro1">
          <table:table-cell office:value-type="float" office:value="934048" calcext:value-type="float">
            <text:p>934048</text:p>
          </table:table-cell>
        </table:table-row>
        <table:table-row table:style-name="ro1">
          <table:table-cell office:value-type="float" office:value="1000081" calcext:value-type="float">
            <text:p>1000081</text:p>
          </table:table-cell>
        </table:table-row>
        <table:table-row table:style-name="ro1">
          <table:table-cell office:value-type="float" office:value="823445" calcext:value-type="float">
            <text:p>823445</text:p>
          </table:table-cell>
        </table:table-row>
        <table:table-row table:style-name="ro1">
          <table:table-cell office:value-type="float" office:value="1054442" calcext:value-type="float">
            <text:p>1054442</text:p>
          </table:table-cell>
        </table:table-row>
        <table:table-row table:style-name="ro1">
          <table:table-cell office:value-type="float" office:value="831415" calcext:value-type="float">
            <text:p>831415</text:p>
          </table:table-cell>
        </table:table-row>
        <table:table-row table:style-name="ro1">
          <table:table-cell office:value-type="float" office:value="890461" calcext:value-type="float">
            <text:p>890461</text:p>
          </table:table-cell>
        </table:table-row>
        <table:table-row table:style-name="ro1">
          <table:table-cell office:value-type="float" office:value="1100224" calcext:value-type="float">
            <text:p>1100224</text:p>
          </table:table-cell>
        </table:table-row>
        <table:table-row table:style-name="ro1">
          <table:table-cell office:value-type="float" office:value="805088" calcext:value-type="float">
            <text:p>805088</text:p>
          </table:table-cell>
        </table:table-row>
        <table:table-row table:style-name="ro1">
          <table:table-cell office:value-type="float" office:value="945168" calcext:value-type="float">
            <text:p>945168</text:p>
          </table:table-cell>
        </table:table-row>
        <table:table-row table:style-name="ro1">
          <table:table-cell office:value-type="float" office:value="860365" calcext:value-type="float">
            <text:p>860365</text:p>
          </table:table-cell>
        </table:table-row>
        <table:table-row table:style-name="ro1">
          <table:table-cell office:value-type="float" office:value="601778" calcext:value-type="float">
            <text:p>601778</text:p>
          </table:table-cell>
        </table:table-row>
        <table:table-row table:style-name="ro1">
          <table:table-cell office:value-type="float" office:value="493943" calcext:value-type="float">
            <text:p>493943</text:p>
          </table:table-cell>
        </table:table-row>
        <table:table-row table:style-name="ro1">
          <table:table-cell office:value-type="float" office:value="596973" calcext:value-type="float">
            <text:p>596973</text:p>
          </table:table-cell>
        </table:table-row>
        <table:table-row table:style-name="ro1">
          <table:table-cell office:value-type="float" office:value="583250" calcext:value-type="float">
            <text:p>583250</text:p>
          </table:table-cell>
        </table:table-row>
        <table:table-row table:style-name="ro1">
          <table:table-cell office:value-type="float" office:value="557850" calcext:value-type="float">
            <text:p>557850</text:p>
          </table:table-cell>
        </table:table-row>
        <table:table-row table:style-name="ro1">
          <table:table-cell office:value-type="float" office:value="679906" calcext:value-type="float">
            <text:p>679906</text:p>
          </table:table-cell>
        </table:table-row>
        <table:table-row table:style-name="ro1">
          <table:table-cell office:value-type="float" office:value="755727" calcext:value-type="float">
            <text:p>755727</text:p>
          </table:table-cell>
        </table:table-row>
        <table:table-row table:style-name="ro1">
          <table:table-cell office:value-type="float" office:value="601092" calcext:value-type="float">
            <text:p>601092</text:p>
          </table:table-cell>
        </table:table-row>
        <table:table-row table:style-name="ro1">
          <table:table-cell office:value-type="float" office:value="763064" calcext:value-type="float">
            <text:p>763064</text:p>
          </table:table-cell>
        </table:table-row>
        <table:table-row table:style-name="ro1">
          <table:table-cell office:value-type="float" office:value="668790" calcext:value-type="float">
            <text:p>668790</text:p>
          </table:table-cell>
        </table:table-row>
        <table:table-row table:style-name="ro1">
          <table:table-cell office:value-type="float" office:value="565015" calcext:value-type="float">
            <text:p>565015</text:p>
          </table:table-cell>
        </table:table-row>
        <table:table-row table:style-name="ro1">
          <table:table-cell office:value-type="float" office:value="420608" calcext:value-type="float">
            <text:p>420608</text:p>
          </table:table-cell>
        </table:table-row>
        <table:table-row table:style-name="ro1">
          <table:table-cell office:value-type="float" office:value="439189" calcext:value-type="float">
            <text:p>439189</text:p>
          </table:table-cell>
        </table:table-row>
        <table:table-row table:style-name="ro1">
          <table:table-cell office:value-type="float" office:value="529254" calcext:value-type="float">
            <text:p>529254</text:p>
          </table:table-cell>
        </table:table-row>
        <table:table-row table:style-name="ro1">
          <table:table-cell office:value-type="float" office:value="525109" calcext:value-type="float">
            <text:p>525109</text:p>
          </table:table-cell>
        </table:table-row>
        <table:table-row table:style-name="ro1">
          <table:table-cell office:value-type="float" office:value="533786" calcext:value-type="float">
            <text:p>533786</text:p>
          </table:table-cell>
        </table:table-row>
        <table:table-row table:style-name="ro1">
          <table:table-cell office:value-type="float" office:value="534836" calcext:value-type="float">
            <text:p>534836</text:p>
          </table:table-cell>
        </table:table-row>
        <table:table-row table:style-name="ro1">
          <table:table-cell office:value-type="float" office:value="513547" calcext:value-type="float">
            <text:p>513547</text:p>
          </table:table-cell>
        </table:table-row>
        <table:table-row table:style-name="ro1">
          <table:table-cell office:value-type="float" office:value="527438" calcext:value-type="float">
            <text:p>527438</text:p>
          </table:table-cell>
        </table:table-row>
        <table:table-row table:style-name="ro1">
          <table:table-cell office:value-type="float" office:value="522064" calcext:value-type="float">
            <text:p>522064</text:p>
          </table:table-cell>
        </table:table-row>
        <table:table-row table:style-name="ro1">
          <table:table-cell office:value-type="float" office:value="384106" calcext:value-type="float">
            <text:p>384106</text:p>
          </table:table-cell>
        </table:table-row>
        <table:table-row table:style-name="ro1">
          <table:table-cell office:value-type="float" office:value="442455" calcext:value-type="float">
            <text:p>442455</text:p>
          </table:table-cell>
        </table:table-row>
        <table:table-row table:style-name="ro1">
          <table:table-cell office:value-type="float" office:value="412837" calcext:value-type="float">
            <text:p>412837</text:p>
          </table:table-cell>
        </table:table-row>
        <table:table-row table:style-name="ro1">
          <table:table-cell office:value-type="float" office:value="411127" calcext:value-type="float">
            <text:p>411127</text:p>
          </table:table-cell>
        </table:table-row>
        <table:table-row table:style-name="ro1">
          <table:table-cell office:value-type="float" office:value="410209" calcext:value-type="float">
            <text:p>410209</text:p>
          </table:table-cell>
        </table:table-row>
        <table:table-row table:style-name="ro1">
          <table:table-cell office:value-type="float" office:value="382040" calcext:value-type="float">
            <text:p>382040</text:p>
          </table:table-cell>
        </table:table-row>
        <table:table-row table:style-name="ro1">
          <table:table-cell office:value-type="float" office:value="290314" calcext:value-type="float">
            <text:p>290314</text:p>
          </table:table-cell>
        </table:table-row>
        <table:table-row table:style-name="ro1">
          <table:table-cell office:value-type="float" office:value="286188" calcext:value-type="float">
            <text:p>286188</text:p>
          </table:table-cell>
        </table:table-row>
        <table:table-row table:style-name="ro1">
          <table:table-cell office:value-type="float" office:value="287340" calcext:value-type="float">
            <text:p>287340</text:p>
          </table:table-cell>
        </table:table-row>
        <table:table-row table:style-name="ro1">
          <table:table-cell office:value-type="float" office:value="293467" calcext:value-type="float">
            <text:p>293467</text:p>
          </table:table-cell>
        </table:table-row>
        <table:table-row table:style-name="ro1">
          <table:table-cell office:value-type="float" office:value="347254" calcext:value-type="float">
            <text:p>347254</text:p>
          </table:table-cell>
        </table:table-row>
        <table:table-row table:style-name="ro1">
          <table:table-cell office:value-type="float" office:value="281816" calcext:value-type="float">
            <text:p>281816</text:p>
          </table:table-cell>
        </table:table-row>
        <table:table-row table:style-name="ro1">
          <table:table-cell office:value-type="float" office:value="267268" calcext:value-type="float">
            <text:p>267268</text:p>
          </table:table-cell>
        </table:table-row>
        <table:table-row table:style-name="ro1">
          <table:table-cell office:value-type="float" office:value="321393" calcext:value-type="float">
            <text:p>321393</text:p>
          </table:table-cell>
        </table:table-row>
        <table:table-row table:style-name="ro1">
          <table:table-cell office:value-type="float" office:value="304448" calcext:value-type="float">
            <text:p>304448</text:p>
          </table:table-cell>
        </table:table-row>
        <table:table-row table:style-name="ro1">
          <table:table-cell office:value-type="float" office:value="299655" calcext:value-type="float">
            <text:p>299655</text:p>
          </table:table-cell>
        </table:table-row>
        <table:table-row table:style-name="ro1">
          <table:table-cell office:value-type="float" office:value="261089" calcext:value-type="float">
            <text:p>261089</text:p>
          </table:table-cell>
        </table:table-row>
        <table:table-row table:style-name="ro1">
          <table:table-cell office:value-type="float" office:value="223709" calcext:value-type="float">
            <text:p>223709</text:p>
          </table:table-cell>
        </table:table-row>
        <table:table-row table:style-name="ro1">
          <table:table-cell office:value-type="float" office:value="214863" calcext:value-type="float">
            <text:p>214863</text:p>
          </table:table-cell>
        </table:table-row>
        <table:table-row table:style-name="ro1">
          <table:table-cell office:value-type="float" office:value="225056" calcext:value-type="float">
            <text:p>225056</text:p>
          </table:table-cell>
        </table:table-row>
        <table:table-row table:style-name="ro1">
          <table:table-cell office:value-type="float" office:value="242345" calcext:value-type="float">
            <text:p>242345</text:p>
          </table:table-cell>
        </table:table-row>
        <table:table-row table:style-name="ro1">
          <table:table-cell office:value-type="float" office:value="254610" calcext:value-type="float">
            <text:p>254610</text:p>
          </table:table-cell>
        </table:table-row>
        <table:table-row table:style-name="ro1">
          <table:table-cell office:value-type="float" office:value="258087" calcext:value-type="float">
            <text:p>258087</text:p>
          </table:table-cell>
        </table:table-row>
        <table:table-row table:style-name="ro1">
          <table:table-cell office:value-type="float" office:value="246533" calcext:value-type="float">
            <text:p>246533</text:p>
          </table:table-cell>
        </table:table-row>
        <table:table-row table:style-name="ro1">
          <table:table-cell office:value-type="float" office:value="214148" calcext:value-type="float">
            <text:p>214148</text:p>
          </table:table-cell>
        </table:table-row>
        <table:table-row table:style-name="ro1">
          <table:table-cell office:value-type="float" office:value="218398" calcext:value-type="float">
            <text:p>218398</text:p>
          </table:table-cell>
        </table:table-row>
        <table:table-row table:style-name="ro1">
          <table:table-cell office:value-type="float" office:value="220020" calcext:value-type="float">
            <text:p>220020</text:p>
          </table:table-cell>
        </table:table-row>
        <table:table-row table:style-name="ro1">
          <table:table-cell office:value-type="float" office:value="226182" calcext:value-type="float">
            <text:p>226182</text:p>
          </table:table-cell>
        </table:table-row>
        <table:table-row table:style-name="ro1">
          <table:table-cell office:value-type="float" office:value="189086" calcext:value-type="float">
            <text:p>189086</text:p>
          </table:table-cell>
        </table:table-row>
        <table:table-row table:style-name="ro1">
          <table:table-cell office:value-type="float" office:value="171146" calcext:value-type="float">
            <text:p>171146</text:p>
          </table:table-cell>
        </table:table-row>
        <table:table-row table:style-name="ro1">
          <table:table-cell office:value-type="float" office:value="168261" calcext:value-type="float">
            <text:p>168261</text:p>
          </table:table-cell>
        </table:table-row>
        <table:table-row table:style-name="ro1">
          <table:table-cell office:value-type="float" office:value="164982" calcext:value-type="float">
            <text:p>164982</text:p>
          </table:table-cell>
        </table:table-row>
        <table:table-row table:style-name="ro1">
          <table:table-cell office:value-type="float" office:value="156696" calcext:value-type="float">
            <text:p>156696</text:p>
          </table:table-cell>
        </table:table-row>
        <table:table-row table:style-name="ro1">
          <table:table-cell office:value-type="float" office:value="173253" calcext:value-type="float">
            <text:p>173253</text:p>
          </table:table-cell>
        </table:table-row>
        <table:table-row table:style-name="ro1">
          <table:table-cell office:value-type="float" office:value="158791" calcext:value-type="float">
            <text:p>158791</text:p>
          </table:table-cell>
        </table:table-row>
        <table:table-row table:style-name="ro1">
          <table:table-cell office:value-type="float" office:value="168165" calcext:value-type="float">
            <text:p>168165</text:p>
          </table:table-cell>
        </table:table-row>
        <table:table-row table:style-name="ro1">
          <table:table-cell office:value-type="float" office:value="156019" calcext:value-type="float">
            <text:p>156019</text:p>
          </table:table-cell>
        </table:table-row>
        <table:table-row table:style-name="ro1">
          <table:table-cell office:value-type="float" office:value="159734" calcext:value-type="float">
            <text:p>159734</text:p>
          </table:table-cell>
        </table:table-row>
        <table:table-row table:style-name="ro1">
          <table:table-cell office:value-type="float" office:value="163870" calcext:value-type="float">
            <text:p>163870</text:p>
          </table:table-cell>
        </table:table-row>
        <table:table-row table:style-name="ro1">
          <table:table-cell office:value-type="float" office:value="166549" calcext:value-type="float">
            <text:p>166549</text:p>
          </table:table-cell>
        </table:table-row>
        <table:table-row table:style-name="ro1">
          <table:table-cell office:value-type="float" office:value="183399" calcext:value-type="float">
            <text:p>183399</text:p>
          </table:table-cell>
        </table:table-row>
        <table:table-row table:style-name="ro1">
          <table:table-cell office:value-type="float" office:value="142502" calcext:value-type="float">
            <text:p>142502</text:p>
          </table:table-cell>
        </table:table-row>
        <table:table-row table:style-name="ro1">
          <table:table-cell office:value-type="float" office:value="161292" calcext:value-type="float">
            <text:p>161292</text:p>
          </table:table-cell>
        </table:table-row>
        <table:table-row table:style-name="ro1">
          <table:table-cell office:value-type="float" office:value="156817" calcext:value-type="float">
            <text:p>156817</text:p>
          </table:table-cell>
        </table:table-row>
        <table:table-row table:style-name="ro1">
          <table:table-cell office:value-type="float" office:value="165803" calcext:value-type="float">
            <text:p>165803</text:p>
          </table:table-cell>
        </table:table-row>
        <table:table-row table:style-name="ro1">
          <table:table-cell office:value-type="float" office:value="157192" calcext:value-type="float">
            <text:p>157192</text:p>
          </table:table-cell>
        </table:table-row>
        <table:table-row table:style-name="ro1">
          <table:table-cell office:value-type="float" office:value="143645" calcext:value-type="float">
            <text:p>143645</text:p>
          </table:table-cell>
        </table:table-row>
        <table:table-row table:style-name="ro1">
          <table:table-cell office:value-type="float" office:value="115666" calcext:value-type="float">
            <text:p>115666</text:p>
          </table:table-cell>
        </table:table-row>
        <table:table-row table:style-name="ro1">
          <table:table-cell office:value-type="float" office:value="109014" calcext:value-type="float">
            <text:p>109014</text:p>
          </table:table-cell>
        </table:table-row>
        <table:table-row table:style-name="ro1">
          <table:table-cell office:value-type="float" office:value="124774" calcext:value-type="float">
            <text:p>124774</text:p>
          </table:table-cell>
        </table:table-row>
        <table:table-row table:style-name="ro1">
          <table:table-cell office:value-type="float" office:value="97762" calcext:value-type="float">
            <text:p>97762</text:p>
          </table:table-cell>
        </table:table-row>
        <table:table-row table:style-name="ro1">
          <table:table-cell office:value-type="float" office:value="102424" calcext:value-type="float">
            <text:p>102424</text:p>
          </table:table-cell>
        </table:table-row>
        <table:table-row table:style-name="ro1">
          <table:table-cell office:value-type="float" office:value="121045" calcext:value-type="float">
            <text:p>121045</text:p>
          </table:table-cell>
        </table:table-row>
        <table:table-row table:style-name="ro1">
          <table:table-cell office:value-type="float" office:value="103834" calcext:value-type="float">
            <text:p>103834</text:p>
          </table:table-cell>
        </table:table-row>
        <table:table-row table:style-name="ro1">
          <table:table-cell office:value-type="float" office:value="99349" calcext:value-type="float">
            <text:p>99349</text:p>
          </table:table-cell>
        </table:table-row>
        <table:table-row table:style-name="ro1">
          <table:table-cell office:value-type="float" office:value="107088" calcext:value-type="float">
            <text:p>107088</text:p>
          </table:table-cell>
        </table:table-row>
        <table:table-row table:style-name="ro1">
          <table:table-cell office:value-type="float" office:value="100996" calcext:value-type="float">
            <text:p>100996</text:p>
          </table:table-cell>
        </table:table-row>
        <table:table-row table:style-name="ro1">
          <table:table-cell office:value-type="float" office:value="101714" calcext:value-type="float">
            <text:p>101714</text:p>
          </table:table-cell>
        </table:table-row>
        <table:table-row table:style-name="ro1">
          <table:table-cell office:value-type="float" office:value="105719" calcext:value-type="float">
            <text:p>105719</text:p>
          </table:table-cell>
        </table:table-row>
        <table:table-row table:style-name="ro1">
          <table:table-cell office:value-type="float" office:value="87700" calcext:value-type="float">
            <text:p>87700</text:p>
          </table:table-cell>
        </table:table-row>
        <table:table-row table:style-name="ro1">
          <table:table-cell office:value-type="float" office:value="102058" calcext:value-type="float">
            <text:p>102058</text:p>
          </table:table-cell>
        </table:table-row>
        <table:table-row table:style-name="ro1">
          <table:table-cell office:value-type="float" office:value="99597" calcext:value-type="float">
            <text:p>99597</text:p>
          </table:table-cell>
        </table:table-row>
        <table:table-row table:style-name="ro1">
          <table:table-cell office:value-type="float" office:value="93778" calcext:value-type="float">
            <text:p>93778</text:p>
          </table:table-cell>
        </table:table-row>
        <table:table-row table:style-name="ro1">
          <table:table-cell office:value-type="float" office:value="80744" calcext:value-type="float">
            <text:p>80744</text:p>
          </table:table-cell>
        </table:table-row>
        <table:table-row table:style-name="ro1">
          <table:table-cell office:value-type="float" office:value="76752" calcext:value-type="float">
            <text:p>76752</text:p>
          </table:table-cell>
        </table:table-row>
        <table:table-row table:style-name="ro1">
          <table:table-cell office:value-type="float" office:value="92701" calcext:value-type="float">
            <text:p>92701</text:p>
          </table:table-cell>
        </table:table-row>
        <table:table-row table:style-name="ro1">
          <table:table-cell office:value-type="float" office:value="72831" calcext:value-type="float">
            <text:p>72831</text:p>
          </table:table-cell>
        </table:table-row>
        <table:table-row table:style-name="ro1">
          <table:table-cell office:value-type="float" office:value="64255" calcext:value-type="float">
            <text:p>64255</text:p>
          </table:table-cell>
        </table:table-row>
        <table:table-row table:style-name="ro1">
          <table:table-cell office:value-type="float" office:value="75803" calcext:value-type="float">
            <text:p>75803</text:p>
          </table:table-cell>
        </table:table-row>
        <table:table-row table:style-name="ro1">
          <table:table-cell office:value-type="float" office:value="67412" calcext:value-type="float">
            <text:p>67412</text:p>
          </table:table-cell>
        </table:table-row>
        <table:table-row table:style-name="ro1">
          <table:table-cell office:value-type="float" office:value="54157" calcext:value-type="float">
            <text:p>54157</text:p>
          </table:table-cell>
        </table:table-row>
        <table:table-row table:style-name="ro1">
          <table:table-cell office:value-type="float" office:value="50336" calcext:value-type="float">
            <text:p>50336</text:p>
          </table:table-cell>
        </table:table-row>
        <table:table-row table:style-name="ro1">
          <table:table-cell office:value-type="float" office:value="47020" calcext:value-type="float">
            <text:p>47020</text:p>
          </table:table-cell>
        </table:table-row>
        <table:table-row table:style-name="ro1">
          <table:table-cell office:value-type="float" office:value="49866" calcext:value-type="float">
            <text:p>49866</text:p>
          </table:table-cell>
        </table:table-row>
        <table:table-row table:style-name="ro1">
          <table:table-cell office:value-type="float" office:value="37262" calcext:value-type="float">
            <text:p>37262</text:p>
          </table:table-cell>
        </table:table-row>
        <table:table-row table:style-name="ro1">
          <table:table-cell office:value-type="float" office:value="38290" calcext:value-type="float">
            <text:p>38290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</table:table-row>
      </table:table>
      <table:table table:name="column" table:style-name="ta1">
        <table:shapes>
          <draw:frame draw:z-index="0" draw:style-name="gr1" draw:text-style-name="P1" svg:width="1045.08pt" svg:height="306.45pt" svg:x="138.13pt" svg:y="1869.56pt">
            <loext:p draw:notify-on-update-of-ranges="column.A1:column.A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398328" calcext:value-type="float">
            <text:p>398328</text:p>
          </table:table-cell>
        </table:table-row>
        <table:table-row table:style-name="ro1">
          <table:table-cell office:value-type="float" office:value="539499" calcext:value-type="float">
            <text:p>539499</text:p>
          </table:table-cell>
        </table:table-row>
        <table:table-row table:style-name="ro1">
          <table:table-cell office:value-type="float" office:value="816995" calcext:value-type="float">
            <text:p>816995</text:p>
          </table:table-cell>
        </table:table-row>
        <table:table-row table:style-name="ro1">
          <table:table-cell office:value-type="float" office:value="517651" calcext:value-type="float">
            <text:p>517651</text:p>
          </table:table-cell>
        </table:table-row>
        <table:table-row table:style-name="ro1">
          <table:table-cell office:value-type="float" office:value="606267" calcext:value-type="float">
            <text:p>606267</text:p>
          </table:table-cell>
        </table:table-row>
        <table:table-row table:style-name="ro1">
          <table:table-cell office:value-type="float" office:value="503811" calcext:value-type="float">
            <text:p>503811</text:p>
          </table:table-cell>
        </table:table-row>
        <table:table-row table:style-name="ro1">
          <table:table-cell office:value-type="float" office:value="532221" calcext:value-type="float">
            <text:p>532221</text:p>
          </table:table-cell>
        </table:table-row>
        <table:table-row table:style-name="ro1">
          <table:table-cell office:value-type="float" office:value="521207" calcext:value-type="float">
            <text:p>521207</text:p>
          </table:table-cell>
        </table:table-row>
        <table:table-row table:style-name="ro1">
          <table:table-cell office:value-type="float" office:value="412949" calcext:value-type="float">
            <text:p>412949</text:p>
          </table:table-cell>
        </table:table-row>
        <table:table-row table:style-name="ro1">
          <table:table-cell office:value-type="float" office:value="541435" calcext:value-type="float">
            <text:p>541435</text:p>
          </table:table-cell>
        </table:table-row>
        <table:table-row table:style-name="ro1">
          <table:table-cell office:value-type="float" office:value="747012" calcext:value-type="float">
            <text:p>747012</text:p>
          </table:table-cell>
        </table:table-row>
        <table:table-row table:style-name="ro1">
          <table:table-cell office:value-type="float" office:value="481154" calcext:value-type="float">
            <text:p>481154</text:p>
          </table:table-cell>
        </table:table-row>
        <table:table-row table:style-name="ro1">
          <table:table-cell office:value-type="float" office:value="388761" calcext:value-type="float">
            <text:p>388761</text:p>
          </table:table-cell>
        </table:table-row>
        <table:table-row table:style-name="ro1">
          <table:table-cell office:value-type="float" office:value="488552" calcext:value-type="float">
            <text:p>488552</text:p>
          </table:table-cell>
        </table:table-row>
        <table:table-row table:style-name="ro1">
          <table:table-cell office:value-type="float" office:value="640198" calcext:value-type="float">
            <text:p>640198</text:p>
          </table:table-cell>
        </table:table-row>
        <table:table-row table:style-name="ro1">
          <table:table-cell office:value-type="float" office:value="507016" calcext:value-type="float">
            <text:p>507016</text:p>
          </table:table-cell>
        </table:table-row>
        <table:table-row table:style-name="ro1">
          <table:table-cell office:value-type="float" office:value="683852" calcext:value-type="float">
            <text:p>683852</text:p>
          </table:table-cell>
        </table:table-row>
        <table:table-row table:style-name="ro1">
          <table:table-cell office:value-type="float" office:value="643124" calcext:value-type="float">
            <text:p>643124</text:p>
          </table:table-cell>
        </table:table-row>
        <table:table-row table:style-name="ro1">
          <table:table-cell office:value-type="float" office:value="417373" calcext:value-type="float">
            <text:p>417373</text:p>
          </table:table-cell>
        </table:table-row>
        <table:table-row table:style-name="ro1">
          <table:table-cell office:value-type="float" office:value="992950" calcext:value-type="float">
            <text:p>992950</text:p>
          </table:table-cell>
        </table:table-row>
        <table:table-row table:style-name="ro1">
          <table:table-cell office:value-type="float" office:value="243631" calcext:value-type="float">
            <text:p>243631</text:p>
          </table:table-cell>
        </table:table-row>
        <table:table-row table:style-name="ro1">
          <table:table-cell office:value-type="float" office:value="721366" calcext:value-type="float">
            <text:p>721366</text:p>
          </table:table-cell>
        </table:table-row>
        <table:table-row table:style-name="ro1">
          <table:table-cell office:value-type="float" office:value="633531" calcext:value-type="float">
            <text:p>633531</text:p>
          </table:table-cell>
        </table:table-row>
        <table:table-row table:style-name="ro1">
          <table:table-cell office:value-type="float" office:value="553221" calcext:value-type="float">
            <text:p>553221</text:p>
          </table:table-cell>
        </table:table-row>
        <table:table-row table:style-name="ro1">
          <table:table-cell office:value-type="float" office:value="392018" calcext:value-type="float">
            <text:p>392018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</table:table-row>
        <table:table-row table:style-name="ro1">
          <table:table-cell office:value-type="float" office:value="510813" calcext:value-type="float">
            <text:p>510813</text:p>
          </table:table-cell>
        </table:table-row>
        <table:table-row table:style-name="ro1">
          <table:table-cell office:value-type="float" office:value="498074" calcext:value-type="float">
            <text:p>498074</text:p>
          </table:table-cell>
        </table:table-row>
        <table:table-row table:style-name="ro1">
          <table:table-cell office:value-type="float" office:value="523358" calcext:value-type="float">
            <text:p>523358</text:p>
          </table:table-cell>
        </table:table-row>
        <table:table-row table:style-name="ro1">
          <table:table-cell office:value-type="float" office:value="707830" calcext:value-type="float">
            <text:p>707830</text:p>
          </table:table-cell>
        </table:table-row>
        <table:table-row table:style-name="ro1">
          <table:table-cell office:value-type="float" office:value="782360" calcext:value-type="float">
            <text:p>782360</text:p>
          </table:table-cell>
        </table:table-row>
        <table:table-row table:style-name="ro1">
          <table:table-cell office:value-type="float" office:value="478396" calcext:value-type="float">
            <text:p>478396</text:p>
          </table:table-cell>
        </table:table-row>
        <table:table-row table:style-name="ro1">
          <table:table-cell office:value-type="float" office:value="692255" calcext:value-type="float">
            <text:p>692255</text:p>
          </table:table-cell>
        </table:table-row>
        <table:table-row table:style-name="ro1">
          <table:table-cell office:value-type="float" office:value="456452" calcext:value-type="float">
            <text:p>456452</text:p>
          </table:table-cell>
        </table:table-row>
        <table:table-row table:style-name="ro1">
          <table:table-cell office:value-type="float" office:value="666312" calcext:value-type="float">
            <text:p>666312</text:p>
          </table:table-cell>
        </table:table-row>
        <table:table-row table:style-name="ro1">
          <table:table-cell office:value-type="float" office:value="929862" calcext:value-type="float">
            <text:p>929862</text:p>
          </table:table-cell>
        </table:table-row>
        <table:table-row table:style-name="ro1">
          <table:table-cell office:value-type="float" office:value="345640" calcext:value-type="float">
            <text:p>345640</text:p>
          </table:table-cell>
        </table:table-row>
        <table:table-row table:style-name="ro1">
          <table:table-cell office:value-type="float" office:value="496327" calcext:value-type="float">
            <text:p>496327</text:p>
          </table:table-cell>
        </table:table-row>
        <table:table-row table:style-name="ro1">
          <table:table-cell office:value-type="float" office:value="673045" calcext:value-type="float">
            <text:p>673045</text:p>
          </table:table-cell>
        </table:table-row>
        <table:table-row table:style-name="ro1">
          <table:table-cell office:value-type="float" office:value="858147" calcext:value-type="float">
            <text:p>858147</text:p>
          </table:table-cell>
        </table:table-row>
        <table:table-row table:style-name="ro1">
          <table:table-cell office:value-type="float" office:value="466123" calcext:value-type="float">
            <text:p>466123</text:p>
          </table:table-cell>
        </table:table-row>
        <table:table-row table:style-name="ro1">
          <table:table-cell office:value-type="float" office:value="748846" calcext:value-type="float">
            <text:p>748846</text:p>
          </table:table-cell>
        </table:table-row>
        <table:table-row table:style-name="ro1">
          <table:table-cell office:value-type="float" office:value="675501" calcext:value-type="float">
            <text:p>675501</text:p>
          </table:table-cell>
        </table:table-row>
        <table:table-row table:style-name="ro1">
          <table:table-cell office:value-type="float" office:value="576928" calcext:value-type="float">
            <text:p>576928</text:p>
          </table:table-cell>
        </table:table-row>
        <table:table-row table:style-name="ro1">
          <table:table-cell office:value-type="float" office:value="541379" calcext:value-type="float">
            <text:p>541379</text:p>
          </table:table-cell>
        </table:table-row>
        <table:table-row table:style-name="ro1">
          <table:table-cell office:value-type="float" office:value="808630" calcext:value-type="float">
            <text:p>808630</text:p>
          </table:table-cell>
        </table:table-row>
        <table:table-row table:style-name="ro1">
          <table:table-cell office:value-type="float" office:value="511083" calcext:value-type="float">
            <text:p>511083</text:p>
          </table:table-cell>
        </table:table-row>
        <table:table-row table:style-name="ro1">
          <table:table-cell office:value-type="float" office:value="923863" calcext:value-type="float">
            <text:p>923863</text:p>
          </table:table-cell>
        </table:table-row>
        <table:table-row table:style-name="ro1">
          <table:table-cell office:value-type="float" office:value="550998" calcext:value-type="float">
            <text:p>550998</text:p>
          </table:table-cell>
        </table:table-row>
        <table:table-row table:style-name="ro1">
          <table:table-cell office:value-type="float" office:value="646068" calcext:value-type="float">
            <text:p>646068</text:p>
          </table:table-cell>
        </table:table-row>
        <table:table-row table:style-name="ro1">
          <table:table-cell office:value-type="float" office:value="691140" calcext:value-type="float">
            <text:p>691140</text:p>
          </table:table-cell>
        </table:table-row>
        <table:table-row table:style-name="ro1">
          <table:table-cell office:value-type="float" office:value="498402" calcext:value-type="float">
            <text:p>498402</text:p>
          </table:table-cell>
        </table:table-row>
        <table:table-row table:style-name="ro1">
          <table:table-cell office:value-type="float" office:value="768424" calcext:value-type="float">
            <text:p>768424</text:p>
          </table:table-cell>
        </table:table-row>
        <table:table-row table:style-name="ro1">
          <table:table-cell office:value-type="float" office:value="622012" calcext:value-type="float">
            <text:p>622012</text:p>
          </table:table-cell>
        </table:table-row>
        <table:table-row table:style-name="ro1">
          <table:table-cell office:value-type="float" office:value="838823" calcext:value-type="float">
            <text:p>838823</text:p>
          </table:table-cell>
        </table:table-row>
        <table:table-row table:style-name="ro1">
          <table:table-cell office:value-type="float" office:value="765492" calcext:value-type="float">
            <text:p>765492</text:p>
          </table:table-cell>
        </table:table-row>
        <table:table-row table:style-name="ro1">
          <table:table-cell office:value-type="float" office:value="735386" calcext:value-type="float">
            <text:p>735386</text:p>
          </table:table-cell>
        </table:table-row>
        <table:table-row table:style-name="ro1">
          <table:table-cell office:value-type="float" office:value="840571" calcext:value-type="float">
            <text:p>840571</text:p>
          </table:table-cell>
        </table:table-row>
        <table:table-row table:style-name="ro1">
          <table:table-cell office:value-type="float" office:value="656131" calcext:value-type="float">
            <text:p>656131</text:p>
          </table:table-cell>
        </table:table-row>
        <table:table-row table:style-name="ro1">
          <table:table-cell office:value-type="float" office:value="476730" calcext:value-type="float">
            <text:p>476730</text:p>
          </table:table-cell>
        </table:table-row>
        <table:table-row table:style-name="ro1">
          <table:table-cell office:value-type="float" office:value="694249" calcext:value-type="float">
            <text:p>694249</text:p>
          </table:table-cell>
        </table:table-row>
        <table:table-row table:style-name="ro1">
          <table:table-cell office:value-type="float" office:value="711148" calcext:value-type="float">
            <text:p>711148</text:p>
          </table:table-cell>
        </table:table-row>
        <table:table-row table:style-name="ro1">
          <table:table-cell office:value-type="float" office:value="840300" calcext:value-type="float">
            <text:p>840300</text:p>
          </table:table-cell>
        </table:table-row>
        <table:table-row table:style-name="ro1">
          <table:table-cell office:value-type="float" office:value="492534" calcext:value-type="float">
            <text:p>492534</text:p>
          </table:table-cell>
        </table:table-row>
        <table:table-row table:style-name="ro1">
          <table:table-cell office:value-type="float" office:value="491145" calcext:value-type="float">
            <text:p>491145</text:p>
          </table:table-cell>
        </table:table-row>
        <table:table-row table:style-name="ro1">
          <table:table-cell office:value-type="float" office:value="740133" calcext:value-type="float">
            <text:p>740133</text:p>
          </table:table-cell>
        </table:table-row>
        <table:table-row table:style-name="ro1">
          <table:table-cell office:value-type="float" office:value="733552" calcext:value-type="float">
            <text:p>733552</text:p>
          </table:table-cell>
        </table:table-row>
        <table:table-row table:style-name="ro1">
          <table:table-cell office:value-type="float" office:value="507929" calcext:value-type="float">
            <text:p>507929</text:p>
          </table:table-cell>
        </table:table-row>
        <table:table-row table:style-name="ro1">
          <table:table-cell office:value-type="float" office:value="889132" calcext:value-type="float">
            <text:p>889132</text:p>
          </table:table-cell>
        </table:table-row>
        <table:table-row table:style-name="ro1">
          <table:table-cell office:value-type="float" office:value="536983" calcext:value-type="float">
            <text:p>536983</text:p>
          </table:table-cell>
        </table:table-row>
        <table:table-row table:style-name="ro1">
          <table:table-cell office:value-type="float" office:value="386374" calcext:value-type="float">
            <text:p>386374</text:p>
          </table:table-cell>
        </table:table-row>
        <table:table-row table:style-name="ro1">
          <table:table-cell office:value-type="float" office:value="544092" calcext:value-type="float">
            <text:p>544092</text:p>
          </table:table-cell>
        </table:table-row>
        <table:table-row table:style-name="ro1">
          <table:table-cell office:value-type="float" office:value="389556" calcext:value-type="float">
            <text:p>389556</text:p>
          </table:table-cell>
        </table:table-row>
        <table:table-row table:style-name="ro1">
          <table:table-cell office:value-type="float" office:value="494266" calcext:value-type="float">
            <text:p>494266</text:p>
          </table:table-cell>
        </table:table-row>
        <table:table-row table:style-name="ro1">
          <table:table-cell office:value-type="float" office:value="343286" calcext:value-type="float">
            <text:p>343286</text:p>
          </table:table-cell>
        </table:table-row>
        <table:table-row table:style-name="ro1">
          <table:table-cell office:value-type="float" office:value="750497" calcext:value-type="float">
            <text:p>750497</text:p>
          </table:table-cell>
        </table:table-row>
        <table:table-row table:style-name="ro1">
          <table:table-cell office:value-type="float" office:value="409276" calcext:value-type="float">
            <text:p>409276</text:p>
          </table:table-cell>
        </table:table-row>
        <table:table-row table:style-name="ro1">
          <table:table-cell office:value-type="float" office:value="679622" calcext:value-type="float">
            <text:p>679622</text:p>
          </table:table-cell>
        </table:table-row>
        <table:table-row table:style-name="ro1">
          <table:table-cell office:value-type="float" office:value="521428" calcext:value-type="float">
            <text:p>521428</text:p>
          </table:table-cell>
        </table:table-row>
        <table:table-row table:style-name="ro1">
          <table:table-cell office:value-type="float" office:value="696215" calcext:value-type="float">
            <text:p>696215</text:p>
          </table:table-cell>
        </table:table-row>
        <table:table-row table:style-name="ro1">
          <table:table-cell office:value-type="float" office:value="584634" calcext:value-type="float">
            <text:p>584634</text:p>
          </table:table-cell>
        </table:table-row>
        <table:table-row table:style-name="ro1">
          <table:table-cell office:value-type="float" office:value="456430" calcext:value-type="float">
            <text:p>456430</text:p>
          </table:table-cell>
        </table:table-row>
        <table:table-row table:style-name="ro1">
          <table:table-cell office:value-type="float" office:value="636012" calcext:value-type="float">
            <text:p>636012</text:p>
          </table:table-cell>
        </table:table-row>
        <table:table-row table:style-name="ro1">
          <table:table-cell office:value-type="float" office:value="398981" calcext:value-type="float">
            <text:p>398981</text:p>
          </table:table-cell>
        </table:table-row>
        <table:table-row table:style-name="ro1">
          <table:table-cell office:value-type="float" office:value="556626" calcext:value-type="float">
            <text:p>556626</text:p>
          </table:table-cell>
        </table:table-row>
        <table:table-row table:style-name="ro1">
          <table:table-cell office:value-type="float" office:value="474090" calcext:value-type="float">
            <text:p>474090</text:p>
          </table:table-cell>
        </table:table-row>
        <table:table-row table:style-name="ro1">
          <table:table-cell office:value-type="float" office:value="690769" calcext:value-type="float">
            <text:p>690769</text:p>
          </table:table-cell>
        </table:table-row>
        <table:table-row table:style-name="ro1">
          <table:table-cell office:value-type="float" office:value="604433" calcext:value-type="float">
            <text:p>604433</text:p>
          </table:table-cell>
        </table:table-row>
        <table:table-row table:style-name="ro1">
          <table:table-cell office:value-type="float" office:value="412653" calcext:value-type="float">
            <text:p>412653</text:p>
          </table:table-cell>
        </table:table-row>
        <table:table-row table:style-name="ro1">
          <table:table-cell office:value-type="float" office:value="554660" calcext:value-type="float">
            <text:p>554660</text:p>
          </table:table-cell>
        </table:table-row>
        <table:table-row table:style-name="ro1">
          <table:table-cell office:value-type="float" office:value="463124" calcext:value-type="float">
            <text:p>463124</text:p>
          </table:table-cell>
        </table:table-row>
        <table:table-row table:style-name="ro1">
          <table:table-cell office:value-type="float" office:value="674593" calcext:value-type="float">
            <text:p>674593</text:p>
          </table:table-cell>
        </table:table-row>
        <table:table-row table:style-name="ro1">
          <table:table-cell office:value-type="float" office:value="489987" calcext:value-type="float">
            <text:p>489987</text:p>
          </table:table-cell>
        </table:table-row>
        <table:table-row table:style-name="ro1">
          <table:table-cell office:value-type="float" office:value="846248" calcext:value-type="float">
            <text:p>846248</text:p>
          </table:table-cell>
        </table:table-row>
        <table:table-row table:style-name="ro1">
          <table:table-cell office:value-type="float" office:value="301576" calcext:value-type="float">
            <text:p>301576</text:p>
          </table:table-cell>
        </table:table-row>
        <table:table-row table:style-name="ro1">
          <table:table-cell office:value-type="float" office:value="604063" calcext:value-type="float">
            <text:p>604063</text:p>
          </table:table-cell>
        </table:table-row>
        <table:table-row table:style-name="ro1">
          <table:table-cell office:value-type="float" office:value="417677" calcext:value-type="float">
            <text:p>417677</text:p>
          </table:table-cell>
        </table:table-row>
        <table:table-row table:style-name="ro1">
          <table:table-cell office:value-type="float" office:value="527581" calcext:value-type="float">
            <text:p>527581</text:p>
          </table:table-cell>
        </table:table-row>
        <table:table-row table:style-name="ro1">
          <table:table-cell office:value-type="float" office:value="623240" calcext:value-type="float">
            <text:p>623240</text:p>
          </table:table-cell>
        </table:table-row>
        <table:table-row table:style-name="ro1">
          <table:table-cell office:value-type="float" office:value="899640" calcext:value-type="float">
            <text:p>899640</text:p>
          </table:table-cell>
        </table:table-row>
        <table:table-row table:style-name="ro1">
          <table:table-cell office:value-type="float" office:value="900816" calcext:value-type="float">
            <text:p>900816</text:p>
          </table:table-cell>
        </table:table-row>
        <table:table-row table:style-name="ro1">
          <table:table-cell office:value-type="float" office:value="796521" calcext:value-type="float">
            <text:p>796521</text:p>
          </table:table-cell>
        </table:table-row>
        <table:table-row table:style-name="ro1">
          <table:table-cell office:value-type="float" office:value="480895" calcext:value-type="float">
            <text:p>480895</text:p>
          </table:table-cell>
        </table:table-row>
        <table:table-row table:style-name="ro1">
          <table:table-cell office:value-type="float" office:value="579919" calcext:value-type="float">
            <text:p>579919</text:p>
          </table:table-cell>
        </table:table-row>
        <table:table-row table:style-name="ro1">
          <table:table-cell office:value-type="float" office:value="356736" calcext:value-type="float">
            <text:p>356736</text:p>
          </table:table-cell>
        </table:table-row>
        <table:table-row table:style-name="ro1">
          <table:table-cell office:value-type="float" office:value="586753" calcext:value-type="float">
            <text:p>586753</text:p>
          </table:table-cell>
        </table:table-row>
        <table:table-row table:style-name="ro1">
          <table:table-cell office:value-type="float" office:value="572849" calcext:value-type="float">
            <text:p>572849</text:p>
          </table:table-cell>
        </table:table-row>
        <table:table-row table:style-name="ro1">
          <table:table-cell office:value-type="float" office:value="378816" calcext:value-type="float">
            <text:p>378816</text:p>
          </table:table-cell>
        </table:table-row>
        <table:table-row table:style-name="ro1">
          <table:table-cell office:value-type="float" office:value="824762" calcext:value-type="float">
            <text:p>824762</text:p>
          </table:table-cell>
        </table:table-row>
        <table:table-row table:style-name="ro1">
          <table:table-cell office:value-type="float" office:value="635086" calcext:value-type="float">
            <text:p>635086</text:p>
          </table:table-cell>
        </table:table-row>
        <table:table-row table:style-name="ro1">
          <table:table-cell office:value-type="float" office:value="984991" calcext:value-type="float">
            <text:p>984991</text:p>
          </table:table-cell>
        </table:table-row>
        <table:table-row table:style-name="ro1">
          <table:table-cell office:value-type="float" office:value="492758" calcext:value-type="float">
            <text:p>492758</text:p>
          </table:table-cell>
        </table:table-row>
        <table:table-row table:style-name="ro1">
          <table:table-cell office:value-type="float" office:value="874762" calcext:value-type="float">
            <text:p>874762</text:p>
          </table:table-cell>
        </table:table-row>
        <table:table-row table:style-name="ro1">
          <table:table-cell office:value-type="float" office:value="483747" calcext:value-type="float">
            <text:p>483747</text:p>
          </table:table-cell>
        </table:table-row>
        <table:table-row table:style-name="ro1">
          <table:table-cell office:value-type="float" office:value="634553" calcext:value-type="float">
            <text:p>634553</text:p>
          </table:table-cell>
        </table:table-row>
        <table:table-row table:style-name="ro1">
          <table:table-cell office:value-type="float" office:value="642881" calcext:value-type="float">
            <text:p>642881</text:p>
          </table:table-cell>
        </table:table-row>
        <table:table-row table:style-name="ro1">
          <table:table-cell office:value-type="float" office:value="774292" calcext:value-type="float">
            <text:p>774292</text:p>
          </table:table-cell>
        </table:table-row>
        <table:table-row table:style-name="ro1">
          <table:table-cell office:value-type="float" office:value="777721" calcext:value-type="float">
            <text:p>777721</text:p>
          </table:table-cell>
        </table:table-row>
        <table:table-row table:style-name="ro1">
          <table:table-cell office:value-type="float" office:value="388536" calcext:value-type="float">
            <text:p>388536</text:p>
          </table:table-cell>
        </table:table-row>
        <table:table-row table:style-name="ro1">
          <table:table-cell office:value-type="float" office:value="467863" calcext:value-type="float">
            <text:p>467863</text:p>
          </table:table-cell>
        </table:table-row>
        <table:table-row table:style-name="ro1">
          <table:table-cell office:value-type="float" office:value="643140" calcext:value-type="float">
            <text:p>643140</text:p>
          </table:table-cell>
        </table:table-row>
        <table:table-row table:style-name="ro1">
          <table:table-cell office:value-type="float" office:value="707586" calcext:value-type="float">
            <text:p>707586</text:p>
          </table:table-cell>
        </table:table-row>
        <table:table-row table:style-name="ro1">
          <table:table-cell office:value-type="float" office:value="763730" calcext:value-type="float">
            <text:p>763730</text:p>
          </table:table-cell>
        </table:table-row>
        <table:table-row table:style-name="ro1">
          <table:table-cell office:value-type="float" office:value="556329" calcext:value-type="float">
            <text:p>556329</text:p>
          </table:table-cell>
        </table:table-row>
        <table:table-row table:style-name="ro1">
          <table:table-cell office:value-type="float" office:value="439404" calcext:value-type="float">
            <text:p>439404</text:p>
          </table:table-cell>
        </table:table-row>
        <table:table-row table:style-name="ro1">
          <table:table-cell office:value-type="float" office:value="412609" calcext:value-type="float">
            <text:p>412609</text:p>
          </table:table-cell>
        </table:table-row>
        <table:table-row table:style-name="ro1">
          <table:table-cell office:value-type="float" office:value="387894" calcext:value-type="float">
            <text:p>387894</text:p>
          </table:table-cell>
        </table:table-row>
        <table:table-row table:style-name="ro1">
          <table:table-cell office:value-type="float" office:value="703265" calcext:value-type="float">
            <text:p>703265</text:p>
          </table:table-cell>
        </table:table-row>
        <table:table-row table:style-name="ro1">
          <table:table-cell office:value-type="float" office:value="1050061" calcext:value-type="float">
            <text:p>1050061</text:p>
          </table:table-cell>
        </table:table-row>
        <table:table-row table:style-name="ro1">
          <table:table-cell office:value-type="float" office:value="780478" calcext:value-type="float">
            <text:p>780478</text:p>
          </table:table-cell>
        </table:table-row>
        <table:table-row table:style-name="ro1">
          <table:table-cell office:value-type="float" office:value="846193" calcext:value-type="float">
            <text:p>846193</text:p>
          </table:table-cell>
        </table:table-row>
        <table:table-row table:style-name="ro1">
          <table:table-cell office:value-type="float" office:value="980595" calcext:value-type="float">
            <text:p>980595</text:p>
          </table:table-cell>
        </table:table-row>
        <table:table-row table:style-name="ro1">
          <table:table-cell office:value-type="float" office:value="1002212" calcext:value-type="float">
            <text:p>1002212</text:p>
          </table:table-cell>
        </table:table-row>
        <table:table-row table:style-name="ro1">
          <table:table-cell office:value-type="float" office:value="488476" calcext:value-type="float">
            <text:p>488476</text:p>
          </table:table-cell>
        </table:table-row>
        <table:table-row table:style-name="ro1">
          <table:table-cell office:value-type="float" office:value="699545" calcext:value-type="float">
            <text:p>699545</text:p>
          </table:table-cell>
        </table:table-row>
        <table:table-row table:style-name="ro1">
          <table:table-cell office:value-type="float" office:value="681667" calcext:value-type="float">
            <text:p>681667</text:p>
          </table:table-cell>
        </table:table-row>
        <table:table-row table:style-name="ro1">
          <table:table-cell office:value-type="float" office:value="1117077" calcext:value-type="float">
            <text:p>1117077</text:p>
          </table:table-cell>
        </table:table-row>
        <table:table-row table:style-name="ro1">
          <table:table-cell office:value-type="float" office:value="301508" calcext:value-type="float">
            <text:p>301508</text:p>
          </table:table-cell>
        </table:table-row>
        <table:table-row table:style-name="ro1">
          <table:table-cell office:value-type="float" office:value="763321" calcext:value-type="float">
            <text:p>763321</text:p>
          </table:table-cell>
        </table:table-row>
        <table:table-row table:style-name="ro1">
          <table:table-cell office:value-type="float" office:value="622030" calcext:value-type="float">
            <text:p>622030</text:p>
          </table:table-cell>
        </table:table-row>
        <table:table-row table:style-name="ro1">
          <table:table-cell office:value-type="float" office:value="556022" calcext:value-type="float">
            <text:p>556022</text:p>
          </table:table-cell>
        </table:table-row>
        <table:table-row table:style-name="ro1">
          <table:table-cell office:value-type="float" office:value="565682" calcext:value-type="float">
            <text:p>565682</text:p>
          </table:table-cell>
        </table:table-row>
        <table:table-row table:style-name="ro1">
          <table:table-cell office:value-type="float" office:value="684743" calcext:value-type="float">
            <text:p>684743</text:p>
          </table:table-cell>
        </table:table-row>
        <table:table-row table:style-name="ro1">
          <table:table-cell office:value-type="float" office:value="582197" calcext:value-type="float">
            <text:p>582197</text:p>
          </table:table-cell>
        </table:table-row>
        <table:table-row table:style-name="ro1">
          <table:table-cell office:value-type="float" office:value="487722" calcext:value-type="float">
            <text:p>487722</text:p>
          </table:table-cell>
        </table:table-row>
        <table:table-row table:style-name="ro1">
          <table:table-cell office:value-type="float" office:value="614696" calcext:value-type="float">
            <text:p>614696</text:p>
          </table:table-cell>
        </table:table-row>
        <table:table-row table:style-name="ro1">
          <table:table-cell office:value-type="float" office:value="797509" calcext:value-type="float">
            <text:p>797509</text:p>
          </table:table-cell>
        </table:table-row>
        <table:table-row table:style-name="ro1">
          <table:table-cell office:value-type="float" office:value="904207" calcext:value-type="float">
            <text:p>904207</text:p>
          </table:table-cell>
        </table:table-row>
        <table:table-row table:style-name="ro1">
          <table:table-cell office:value-type="float" office:value="578059" calcext:value-type="float">
            <text:p>578059</text:p>
          </table:table-cell>
        </table:table-row>
        <table:table-row table:style-name="ro1">
          <table:table-cell office:value-type="float" office:value="500910" calcext:value-type="float">
            <text:p>500910</text:p>
          </table:table-cell>
        </table:table-row>
        <table:table-row table:style-name="ro1">
          <table:table-cell office:value-type="float" office:value="568441" calcext:value-type="float">
            <text:p>568441</text:p>
          </table:table-cell>
        </table:table-row>
        <table:table-row table:style-name="ro1">
          <table:table-cell office:value-type="float" office:value="536105" calcext:value-type="float">
            <text:p>536105</text:p>
          </table:table-cell>
        </table:table-row>
        <table:table-row table:style-name="ro1">
          <table:table-cell office:value-type="float" office:value="868110" calcext:value-type="float">
            <text:p>868110</text:p>
          </table:table-cell>
        </table:table-row>
        <table:table-row table:style-name="ro1">
          <table:table-cell office:value-type="float" office:value="569622" calcext:value-type="float">
            <text:p>569622</text:p>
          </table:table-cell>
        </table:table-row>
        <table:table-row table:style-name="ro1">
          <table:table-cell office:value-type="float" office:value="902060" calcext:value-type="float">
            <text:p>902060</text:p>
          </table:table-cell>
        </table:table-row>
        <table:table-row table:style-name="ro1">
          <table:table-cell office:value-type="float" office:value="549923" calcext:value-type="float">
            <text:p>549923</text:p>
          </table:table-cell>
        </table:table-row>
        <table:table-row table:style-name="ro1">
          <table:table-cell office:value-type="float" office:value="877743" calcext:value-type="float">
            <text:p>877743</text:p>
          </table:table-cell>
        </table:table-row>
        <table:table-row table:style-name="ro1">
          <table:table-cell office:value-type="float" office:value="662899" calcext:value-type="float">
            <text:p>662899</text:p>
          </table:table-cell>
        </table:table-row>
        <table:table-row table:style-name="ro1">
          <table:table-cell office:value-type="float" office:value="614296" calcext:value-type="float">
            <text:p>614296</text:p>
          </table:table-cell>
        </table:table-row>
        <table:table-row table:style-name="ro1">
          <table:table-cell office:value-type="float" office:value="425532" calcext:value-type="float">
            <text:p>425532</text:p>
          </table:table-cell>
        </table:table-row>
      </table:table>
      <table:table table:name="row_opt" table:style-name="ta1">
        <table:shapes>
          <draw:frame draw:z-index="0" draw:style-name="gr1" draw:text-style-name="P1" svg:width="1045.08pt" svg:height="306.45pt" svg:x="138.13pt" svg:y="1869.56pt">
            <loext:p draw:notify-on-update-of-ranges="row_opt.A1:row_opt.A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615552" calcext:value-type="float">
            <text:p>615552</text:p>
          </table:table-cell>
        </table:table-row>
        <table:table-row table:style-name="ro1">
          <table:table-cell office:value-type="float" office:value="622124" calcext:value-type="float">
            <text:p>622124</text:p>
          </table:table-cell>
        </table:table-row>
        <table:table-row table:style-name="ro1">
          <table:table-cell office:value-type="float" office:value="619172" calcext:value-type="float">
            <text:p>619172</text:p>
          </table:table-cell>
        </table:table-row>
        <table:table-row table:style-name="ro1">
          <table:table-cell office:value-type="float" office:value="619944" calcext:value-type="float">
            <text:p>619944</text:p>
          </table:table-cell>
        </table:table-row>
        <table:table-row table:style-name="ro1">
          <table:table-cell office:value-type="float" office:value="619101" calcext:value-type="float">
            <text:p>619101</text:p>
          </table:table-cell>
        </table:table-row>
        <table:table-row table:style-name="ro1">
          <table:table-cell office:value-type="float" office:value="619244" calcext:value-type="float">
            <text:p>619244</text:p>
          </table:table-cell>
        </table:table-row>
        <table:table-row table:style-name="ro1">
          <table:table-cell office:value-type="float" office:value="619162" calcext:value-type="float">
            <text:p>619162</text:p>
          </table:table-cell>
        </table:table-row>
        <table:table-row table:style-name="ro1">
          <table:table-cell office:value-type="float" office:value="619229" calcext:value-type="float">
            <text:p>619229</text:p>
          </table:table-cell>
        </table:table-row>
        <table:table-row table:style-name="ro1">
          <table:table-cell office:value-type="float" office:value="618272" calcext:value-type="float">
            <text:p>618272</text:p>
          </table:table-cell>
        </table:table-row>
        <table:table-row table:style-name="ro1">
          <table:table-cell office:value-type="float" office:value="620158" calcext:value-type="float">
            <text:p>620158</text:p>
          </table:table-cell>
        </table:table-row>
        <table:table-row table:style-name="ro1">
          <table:table-cell office:value-type="float" office:value="618915" calcext:value-type="float">
            <text:p>618915</text:p>
          </table:table-cell>
        </table:table-row>
        <table:table-row table:style-name="ro1">
          <table:table-cell office:value-type="float" office:value="619341" calcext:value-type="float">
            <text:p>619341</text:p>
          </table:table-cell>
        </table:table-row>
        <table:table-row table:style-name="ro1">
          <table:table-cell office:value-type="float" office:value="618945" calcext:value-type="float">
            <text:p>618945</text:p>
          </table:table-cell>
        </table:table-row>
        <table:table-row table:style-name="ro1">
          <table:table-cell office:value-type="float" office:value="619127" calcext:value-type="float">
            <text:p>619127</text:p>
          </table:table-cell>
        </table:table-row>
        <table:table-row table:style-name="ro1">
          <table:table-cell office:value-type="float" office:value="619458" calcext:value-type="float">
            <text:p>619458</text:p>
          </table:table-cell>
        </table:table-row>
        <table:table-row table:style-name="ro1">
          <table:table-cell office:value-type="float" office:value="619001" calcext:value-type="float">
            <text:p>619001</text:p>
          </table:table-cell>
        </table:table-row>
        <table:table-row table:style-name="ro1">
          <table:table-cell office:value-type="float" office:value="619351" calcext:value-type="float">
            <text:p>619351</text:p>
          </table:table-cell>
        </table:table-row>
        <table:table-row table:style-name="ro1">
          <table:table-cell office:value-type="float" office:value="619227" calcext:value-type="float">
            <text:p>619227</text:p>
          </table:table-cell>
        </table:table-row>
        <table:table-row table:style-name="ro1">
          <table:table-cell office:value-type="float" office:value="619115" calcext:value-type="float">
            <text:p>619115</text:p>
          </table:table-cell>
        </table:table-row>
        <table:table-row table:style-name="ro1">
          <table:table-cell office:value-type="float" office:value="618684" calcext:value-type="float">
            <text:p>618684</text:p>
          </table:table-cell>
        </table:table-row>
        <table:table-row table:style-name="ro1">
          <table:table-cell office:value-type="float" office:value="619563" calcext:value-type="float">
            <text:p>619563</text:p>
          </table:table-cell>
        </table:table-row>
        <table:table-row table:style-name="ro1">
          <table:table-cell office:value-type="float" office:value="619655" calcext:value-type="float">
            <text:p>619655</text:p>
          </table:table-cell>
        </table:table-row>
        <table:table-row table:style-name="ro1">
          <table:table-cell office:value-type="float" office:value="618317" calcext:value-type="float">
            <text:p>618317</text:p>
          </table:table-cell>
        </table:table-row>
        <table:table-row table:style-name="ro1">
          <table:table-cell office:value-type="float" office:value="619478" calcext:value-type="float">
            <text:p>619478</text:p>
          </table:table-cell>
        </table:table-row>
        <table:table-row table:style-name="ro1">
          <table:table-cell office:value-type="float" office:value="618816" calcext:value-type="float">
            <text:p>618816</text:p>
          </table:table-cell>
        </table:table-row>
        <table:table-row table:style-name="ro1">
          <table:table-cell office:value-type="float" office:value="619680" calcext:value-type="float">
            <text:p>619680</text:p>
          </table:table-cell>
        </table:table-row>
        <table:table-row table:style-name="ro1">
          <table:table-cell office:value-type="float" office:value="618971" calcext:value-type="float">
            <text:p>618971</text:p>
          </table:table-cell>
        </table:table-row>
        <table:table-row table:style-name="ro1">
          <table:table-cell office:value-type="float" office:value="619098" calcext:value-type="float">
            <text:p>619098</text:p>
          </table:table-cell>
        </table:table-row>
        <table:table-row table:style-name="ro1">
          <table:table-cell office:value-type="float" office:value="619998" calcext:value-type="float">
            <text:p>619998</text:p>
          </table:table-cell>
        </table:table-row>
        <table:table-row table:style-name="ro1">
          <table:table-cell office:value-type="float" office:value="619218" calcext:value-type="float">
            <text:p>619218</text:p>
          </table:table-cell>
        </table:table-row>
        <table:table-row table:style-name="ro1">
          <table:table-cell office:value-type="float" office:value="618772" calcext:value-type="float">
            <text:p>618772</text:p>
          </table:table-cell>
        </table:table-row>
        <table:table-row table:style-name="ro1">
          <table:table-cell office:value-type="float" office:value="619481" calcext:value-type="float">
            <text:p>619481</text:p>
          </table:table-cell>
        </table:table-row>
        <table:table-row table:style-name="ro1">
          <table:table-cell office:value-type="float" office:value="617897" calcext:value-type="float">
            <text:p>617897</text:p>
          </table:table-cell>
        </table:table-row>
        <table:table-row table:style-name="ro1">
          <table:table-cell office:value-type="float" office:value="619936" calcext:value-type="float">
            <text:p>619936</text:p>
          </table:table-cell>
        </table:table-row>
        <table:table-row table:style-name="ro1">
          <table:table-cell office:value-type="float" office:value="619610" calcext:value-type="float">
            <text:p>619610</text:p>
          </table:table-cell>
        </table:table-row>
        <table:table-row table:style-name="ro1">
          <table:table-cell office:value-type="float" office:value="619512" calcext:value-type="float">
            <text:p>619512</text:p>
          </table:table-cell>
        </table:table-row>
        <table:table-row table:style-name="ro1">
          <table:table-cell office:value-type="float" office:value="618913" calcext:value-type="float">
            <text:p>618913</text:p>
          </table:table-cell>
        </table:table-row>
        <table:table-row table:style-name="ro1">
          <table:table-cell office:value-type="float" office:value="619557" calcext:value-type="float">
            <text:p>619557</text:p>
          </table:table-cell>
        </table:table-row>
        <table:table-row table:style-name="ro1">
          <table:table-cell office:value-type="float" office:value="618332" calcext:value-type="float">
            <text:p>618332</text:p>
          </table:table-cell>
        </table:table-row>
        <table:table-row table:style-name="ro1">
          <table:table-cell office:value-type="float" office:value="619530" calcext:value-type="float">
            <text:p>619530</text:p>
          </table:table-cell>
        </table:table-row>
        <table:table-row table:style-name="ro1">
          <table:table-cell office:value-type="float" office:value="619405" calcext:value-type="float">
            <text:p>619405</text:p>
          </table:table-cell>
        </table:table-row>
        <table:table-row table:style-name="ro1">
          <table:table-cell office:value-type="float" office:value="617922" calcext:value-type="float">
            <text:p>617922</text:p>
          </table:table-cell>
        </table:table-row>
        <table:table-row table:style-name="ro1">
          <table:table-cell office:value-type="float" office:value="620669" calcext:value-type="float">
            <text:p>620669</text:p>
          </table:table-cell>
        </table:table-row>
        <table:table-row table:style-name="ro1">
          <table:table-cell office:value-type="float" office:value="619126" calcext:value-type="float">
            <text:p>619126</text:p>
          </table:table-cell>
        </table:table-row>
        <table:table-row table:style-name="ro1">
          <table:table-cell office:value-type="float" office:value="619187" calcext:value-type="float">
            <text:p>619187</text:p>
          </table:table-cell>
        </table:table-row>
        <table:table-row table:style-name="ro1">
          <table:table-cell office:value-type="float" office:value="619433" calcext:value-type="float">
            <text:p>619433</text:p>
          </table:table-cell>
        </table:table-row>
        <table:table-row table:style-name="ro1">
          <table:table-cell office:value-type="float" office:value="618931" calcext:value-type="float">
            <text:p>618931</text:p>
          </table:table-cell>
        </table:table-row>
        <table:table-row table:style-name="ro1">
          <table:table-cell office:value-type="float" office:value="618516" calcext:value-type="float">
            <text:p>618516</text:p>
          </table:table-cell>
        </table:table-row>
        <table:table-row table:style-name="ro1">
          <table:table-cell office:value-type="float" office:value="620064" calcext:value-type="float">
            <text:p>620064</text:p>
          </table:table-cell>
        </table:table-row>
        <table:table-row table:style-name="ro1">
          <table:table-cell office:value-type="float" office:value="619085" calcext:value-type="float">
            <text:p>619085</text:p>
          </table:table-cell>
        </table:table-row>
        <table:table-row table:style-name="ro1">
          <table:table-cell office:value-type="float" office:value="619266" calcext:value-type="float">
            <text:p>619266</text:p>
          </table:table-cell>
        </table:table-row>
        <table:table-row table:style-name="ro1">
          <table:table-cell office:value-type="float" office:value="619272" calcext:value-type="float">
            <text:p>619272</text:p>
          </table:table-cell>
        </table:table-row>
        <table:table-row table:style-name="ro1">
          <table:table-cell office:value-type="float" office:value="619010" calcext:value-type="float">
            <text:p>619010</text:p>
          </table:table-cell>
        </table:table-row>
        <table:table-row table:style-name="ro1">
          <table:table-cell office:value-type="float" office:value="619451" calcext:value-type="float">
            <text:p>619451</text:p>
          </table:table-cell>
        </table:table-row>
        <table:table-row table:style-name="ro1">
          <table:table-cell office:value-type="float" office:value="619242" calcext:value-type="float">
            <text:p>619242</text:p>
          </table:table-cell>
        </table:table-row>
        <table:table-row table:style-name="ro1">
          <table:table-cell office:value-type="float" office:value="619216" calcext:value-type="float">
            <text:p>619216</text:p>
          </table:table-cell>
        </table:table-row>
        <table:table-row table:style-name="ro1">
          <table:table-cell office:value-type="float" office:value="618213" calcext:value-type="float">
            <text:p>618213</text:p>
          </table:table-cell>
        </table:table-row>
        <table:table-row table:style-name="ro1">
          <table:table-cell office:value-type="float" office:value="620089" calcext:value-type="float">
            <text:p>620089</text:p>
          </table:table-cell>
        </table:table-row>
        <table:table-row table:style-name="ro1">
          <table:table-cell office:value-type="float" office:value="619044" calcext:value-type="float">
            <text:p>619044</text:p>
          </table:table-cell>
        </table:table-row>
        <table:table-row table:style-name="ro1">
          <table:table-cell office:value-type="float" office:value="619234" calcext:value-type="float">
            <text:p>619234</text:p>
          </table:table-cell>
        </table:table-row>
        <table:table-row table:style-name="ro1">
          <table:table-cell office:value-type="float" office:value="619313" calcext:value-type="float">
            <text:p>619313</text:p>
          </table:table-cell>
        </table:table-row>
        <table:table-row table:style-name="ro1">
          <table:table-cell office:value-type="float" office:value="619252" calcext:value-type="float">
            <text:p>619252</text:p>
          </table:table-cell>
        </table:table-row>
        <table:table-row table:style-name="ro1">
          <table:table-cell office:value-type="float" office:value="618938" calcext:value-type="float">
            <text:p>618938</text:p>
          </table:table-cell>
        </table:table-row>
        <table:table-row table:style-name="ro1">
          <table:table-cell office:value-type="float" office:value="618854" calcext:value-type="float">
            <text:p>618854</text:p>
          </table:table-cell>
        </table:table-row>
        <table:table-row table:style-name="ro1">
          <table:table-cell office:value-type="float" office:value="619034" calcext:value-type="float">
            <text:p>619034</text:p>
          </table:table-cell>
        </table:table-row>
        <table:table-row table:style-name="ro1">
          <table:table-cell office:value-type="float" office:value="619845" calcext:value-type="float">
            <text:p>619845</text:p>
          </table:table-cell>
        </table:table-row>
        <table:table-row table:style-name="ro1">
          <table:table-cell office:value-type="float" office:value="619380" calcext:value-type="float">
            <text:p>619380</text:p>
          </table:table-cell>
        </table:table-row>
        <table:table-row table:style-name="ro1">
          <table:table-cell office:value-type="float" office:value="618761" calcext:value-type="float">
            <text:p>618761</text:p>
          </table:table-cell>
        </table:table-row>
        <table:table-row table:style-name="ro1">
          <table:table-cell office:value-type="float" office:value="619617" calcext:value-type="float">
            <text:p>619617</text:p>
          </table:table-cell>
        </table:table-row>
        <table:table-row table:style-name="ro1">
          <table:table-cell office:value-type="float" office:value="618843" calcext:value-type="float">
            <text:p>618843</text:p>
          </table:table-cell>
        </table:table-row>
        <table:table-row table:style-name="ro1">
          <table:table-cell office:value-type="float" office:value="619192" calcext:value-type="float">
            <text:p>619192</text:p>
          </table:table-cell>
        </table:table-row>
        <table:table-row table:style-name="ro1">
          <table:table-cell office:value-type="float" office:value="619432" calcext:value-type="float">
            <text:p>619432</text:p>
          </table:table-cell>
        </table:table-row>
        <table:table-row table:style-name="ro1">
          <table:table-cell office:value-type="float" office:value="619249" calcext:value-type="float">
            <text:p>619249</text:p>
          </table:table-cell>
        </table:table-row>
        <table:table-row table:style-name="ro1">
          <table:table-cell office:value-type="float" office:value="618692" calcext:value-type="float">
            <text:p>618692</text:p>
          </table:table-cell>
        </table:table-row>
        <table:table-row table:style-name="ro1">
          <table:table-cell office:value-type="float" office:value="619706" calcext:value-type="float">
            <text:p>619706</text:p>
          </table:table-cell>
        </table:table-row>
        <table:table-row table:style-name="ro1">
          <table:table-cell office:value-type="float" office:value="619217" calcext:value-type="float">
            <text:p>619217</text:p>
          </table:table-cell>
        </table:table-row>
        <table:table-row table:style-name="ro1">
          <table:table-cell office:value-type="float" office:value="619279" calcext:value-type="float">
            <text:p>619279</text:p>
          </table:table-cell>
        </table:table-row>
        <table:table-row table:style-name="ro1">
          <table:table-cell office:value-type="float" office:value="618580" calcext:value-type="float">
            <text:p>618580</text:p>
          </table:table-cell>
        </table:table-row>
        <table:table-row table:style-name="ro1">
          <table:table-cell office:value-type="float" office:value="619694" calcext:value-type="float">
            <text:p>619694</text:p>
          </table:table-cell>
        </table:table-row>
        <table:table-row table:style-name="ro1">
          <table:table-cell office:value-type="float" office:value="618853" calcext:value-type="float">
            <text:p>618853</text:p>
          </table:table-cell>
        </table:table-row>
        <table:table-row table:style-name="ro1">
          <table:table-cell office:value-type="float" office:value="619251" calcext:value-type="float">
            <text:p>619251</text:p>
          </table:table-cell>
        </table:table-row>
        <table:table-row table:style-name="ro1">
          <table:table-cell office:value-type="float" office:value="619642" calcext:value-type="float">
            <text:p>619642</text:p>
          </table:table-cell>
        </table:table-row>
        <table:table-row table:style-name="ro1">
          <table:table-cell office:value-type="float" office:value="619160" calcext:value-type="float">
            <text:p>619160</text:p>
          </table:table-cell>
        </table:table-row>
        <table:table-row table:style-name="ro1">
          <table:table-cell office:value-type="float" office:value="618853" calcext:value-type="float">
            <text:p>618853</text:p>
          </table:table-cell>
        </table:table-row>
        <table:table-row table:style-name="ro1">
          <table:table-cell office:value-type="float" office:value="619437" calcext:value-type="float">
            <text:p>619437</text:p>
          </table:table-cell>
        </table:table-row>
        <table:table-row table:style-name="ro1">
          <table:table-cell office:value-type="float" office:value="618036" calcext:value-type="float">
            <text:p>618036</text:p>
          </table:table-cell>
        </table:table-row>
        <table:table-row table:style-name="ro1">
          <table:table-cell office:value-type="float" office:value="620377" calcext:value-type="float">
            <text:p>620377</text:p>
          </table:table-cell>
        </table:table-row>
        <table:table-row table:style-name="ro1">
          <table:table-cell office:value-type="float" office:value="619164" calcext:value-type="float">
            <text:p>619164</text:p>
          </table:table-cell>
        </table:table-row>
        <table:table-row table:style-name="ro1">
          <table:table-cell office:value-type="float" office:value="618841" calcext:value-type="float">
            <text:p>618841</text:p>
          </table:table-cell>
        </table:table-row>
        <table:table-row table:style-name="ro1">
          <table:table-cell office:value-type="float" office:value="619389" calcext:value-type="float">
            <text:p>619389</text:p>
          </table:table-cell>
        </table:table-row>
        <table:table-row table:style-name="ro1">
          <table:table-cell office:value-type="float" office:value="619477" calcext:value-type="float">
            <text:p>619477</text:p>
          </table:table-cell>
        </table:table-row>
        <table:table-row table:style-name="ro1">
          <table:table-cell office:value-type="float" office:value="619195" calcext:value-type="float">
            <text:p>619195</text:p>
          </table:table-cell>
        </table:table-row>
        <table:table-row table:style-name="ro1">
          <table:table-cell office:value-type="float" office:value="618890" calcext:value-type="float">
            <text:p>618890</text:p>
          </table:table-cell>
        </table:table-row>
        <table:table-row table:style-name="ro1">
          <table:table-cell office:value-type="float" office:value="619559" calcext:value-type="float">
            <text:p>619559</text:p>
          </table:table-cell>
        </table:table-row>
        <table:table-row table:style-name="ro1">
          <table:table-cell office:value-type="float" office:value="618318" calcext:value-type="float">
            <text:p>618318</text:p>
          </table:table-cell>
        </table:table-row>
        <table:table-row table:style-name="ro1">
          <table:table-cell office:value-type="float" office:value="619888" calcext:value-type="float">
            <text:p>619888</text:p>
          </table:table-cell>
        </table:table-row>
        <table:table-row table:style-name="ro1">
          <table:table-cell office:value-type="float" office:value="618732" calcext:value-type="float">
            <text:p>618732</text:p>
          </table:table-cell>
        </table:table-row>
        <table:table-row table:style-name="ro1">
          <table:table-cell office:value-type="float" office:value="619731" calcext:value-type="float">
            <text:p>619731</text:p>
          </table:table-cell>
        </table:table-row>
        <table:table-row table:style-name="ro1">
          <table:table-cell office:value-type="float" office:value="619141" calcext:value-type="float">
            <text:p>619141</text:p>
          </table:table-cell>
        </table:table-row>
        <table:table-row table:style-name="ro1">
          <table:table-cell office:value-type="float" office:value="619319" calcext:value-type="float">
            <text:p>619319</text:p>
          </table:table-cell>
        </table:table-row>
        <table:table-row table:style-name="ro1">
          <table:table-cell office:value-type="float" office:value="619172" calcext:value-type="float">
            <text:p>619172</text:p>
          </table:table-cell>
        </table:table-row>
        <table:table-row table:style-name="ro1">
          <table:table-cell office:value-type="float" office:value="619130" calcext:value-type="float">
            <text:p>619130</text:p>
          </table:table-cell>
        </table:table-row>
        <table:table-row table:style-name="ro1">
          <table:table-cell office:value-type="float" office:value="619211" calcext:value-type="float">
            <text:p>619211</text:p>
          </table:table-cell>
        </table:table-row>
        <table:table-row table:style-name="ro1">
          <table:table-cell office:value-type="float" office:value="619342" calcext:value-type="float">
            <text:p>619342</text:p>
          </table:table-cell>
        </table:table-row>
        <table:table-row table:style-name="ro1">
          <table:table-cell office:value-type="float" office:value="619267" calcext:value-type="float">
            <text:p>619267</text:p>
          </table:table-cell>
        </table:table-row>
        <table:table-row table:style-name="ro1">
          <table:table-cell office:value-type="float" office:value="619025" calcext:value-type="float">
            <text:p>619025</text:p>
          </table:table-cell>
        </table:table-row>
        <table:table-row table:style-name="ro1">
          <table:table-cell office:value-type="float" office:value="618950" calcext:value-type="float">
            <text:p>618950</text:p>
          </table:table-cell>
        </table:table-row>
        <table:table-row table:style-name="ro1">
          <table:table-cell office:value-type="float" office:value="619373" calcext:value-type="float">
            <text:p>619373</text:p>
          </table:table-cell>
        </table:table-row>
        <table:table-row table:style-name="ro1">
          <table:table-cell office:value-type="float" office:value="619456" calcext:value-type="float">
            <text:p>619456</text:p>
          </table:table-cell>
        </table:table-row>
        <table:table-row table:style-name="ro1">
          <table:table-cell office:value-type="float" office:value="618993" calcext:value-type="float">
            <text:p>618993</text:p>
          </table:table-cell>
        </table:table-row>
        <table:table-row table:style-name="ro1">
          <table:table-cell office:value-type="float" office:value="619271" calcext:value-type="float">
            <text:p>619271</text:p>
          </table:table-cell>
        </table:table-row>
        <table:table-row table:style-name="ro1">
          <table:table-cell office:value-type="float" office:value="618793" calcext:value-type="float">
            <text:p>618793</text:p>
          </table:table-cell>
        </table:table-row>
        <table:table-row table:style-name="ro1">
          <table:table-cell office:value-type="float" office:value="619744" calcext:value-type="float">
            <text:p>619744</text:p>
          </table:table-cell>
        </table:table-row>
        <table:table-row table:style-name="ro1">
          <table:table-cell office:value-type="float" office:value="618555" calcext:value-type="float">
            <text:p>618555</text:p>
          </table:table-cell>
        </table:table-row>
        <table:table-row table:style-name="ro1">
          <table:table-cell office:value-type="float" office:value="619783" calcext:value-type="float">
            <text:p>619783</text:p>
          </table:table-cell>
        </table:table-row>
        <table:table-row table:style-name="ro1">
          <table:table-cell office:value-type="float" office:value="619100" calcext:value-type="float">
            <text:p>619100</text:p>
          </table:table-cell>
        </table:table-row>
        <table:table-row table:style-name="ro1">
          <table:table-cell office:value-type="float" office:value="619293" calcext:value-type="float">
            <text:p>619293</text:p>
          </table:table-cell>
        </table:table-row>
        <table:table-row table:style-name="ro1">
          <table:table-cell office:value-type="float" office:value="619136" calcext:value-type="float">
            <text:p>619136</text:p>
          </table:table-cell>
        </table:table-row>
        <table:table-row table:style-name="ro1">
          <table:table-cell office:value-type="float" office:value="619278" calcext:value-type="float">
            <text:p>619278</text:p>
          </table:table-cell>
        </table:table-row>
        <table:table-row table:style-name="ro1">
          <table:table-cell office:value-type="float" office:value="619218" calcext:value-type="float">
            <text:p>619218</text:p>
          </table:table-cell>
        </table:table-row>
        <table:table-row table:style-name="ro1">
          <table:table-cell office:value-type="float" office:value="619126" calcext:value-type="float">
            <text:p>619126</text:p>
          </table:table-cell>
        </table:table-row>
        <table:table-row table:style-name="ro1">
          <table:table-cell office:value-type="float" office:value="619309" calcext:value-type="float">
            <text:p>619309</text:p>
          </table:table-cell>
        </table:table-row>
        <table:table-row table:style-name="ro1">
          <table:table-cell office:value-type="float" office:value="619121" calcext:value-type="float">
            <text:p>619121</text:p>
          </table:table-cell>
        </table:table-row>
        <table:table-row table:style-name="ro1">
          <table:table-cell office:value-type="float" office:value="618737" calcext:value-type="float">
            <text:p>618737</text:p>
          </table:table-cell>
        </table:table-row>
        <table:table-row table:style-name="ro1">
          <table:table-cell office:value-type="float" office:value="619554" calcext:value-type="float">
            <text:p>619554</text:p>
          </table:table-cell>
        </table:table-row>
        <table:table-row table:style-name="ro1">
          <table:table-cell office:value-type="float" office:value="619317" calcext:value-type="float">
            <text:p>619317</text:p>
          </table:table-cell>
        </table:table-row>
        <table:table-row table:style-name="ro1">
          <table:table-cell office:value-type="float" office:value="619026" calcext:value-type="float">
            <text:p>619026</text:p>
          </table:table-cell>
        </table:table-row>
        <table:table-row table:style-name="ro1">
          <table:table-cell office:value-type="float" office:value="619283" calcext:value-type="float">
            <text:p>619283</text:p>
          </table:table-cell>
        </table:table-row>
        <table:table-row table:style-name="ro1">
          <table:table-cell office:value-type="float" office:value="619270" calcext:value-type="float">
            <text:p>619270</text:p>
          </table:table-cell>
        </table:table-row>
        <table:table-row table:style-name="ro1">
          <table:table-cell office:value-type="float" office:value="619316" calcext:value-type="float">
            <text:p>619316</text:p>
          </table:table-cell>
        </table:table-row>
        <table:table-row table:style-name="ro1">
          <table:table-cell office:value-type="float" office:value="619111" calcext:value-type="float">
            <text:p>619111</text:p>
          </table:table-cell>
        </table:table-row>
        <table:table-row table:style-name="ro1">
          <table:table-cell office:value-type="float" office:value="619261" calcext:value-type="float">
            <text:p>619261</text:p>
          </table:table-cell>
        </table:table-row>
        <table:table-row table:style-name="ro1">
          <table:table-cell office:value-type="float" office:value="618832" calcext:value-type="float">
            <text:p>618832</text:p>
          </table:table-cell>
        </table:table-row>
        <table:table-row table:style-name="ro1">
          <table:table-cell office:value-type="float" office:value="619606" calcext:value-type="float">
            <text:p>619606</text:p>
          </table:table-cell>
        </table:table-row>
        <table:table-row table:style-name="ro1">
          <table:table-cell office:value-type="float" office:value="619134" calcext:value-type="float">
            <text:p>619134</text:p>
          </table:table-cell>
        </table:table-row>
        <table:table-row table:style-name="ro1">
          <table:table-cell office:value-type="float" office:value="619165" calcext:value-type="float">
            <text:p>619165</text:p>
          </table:table-cell>
        </table:table-row>
        <table:table-row table:style-name="ro1">
          <table:table-cell office:value-type="float" office:value="619294" calcext:value-type="float">
            <text:p>619294</text:p>
          </table:table-cell>
        </table:table-row>
        <table:table-row table:style-name="ro1">
          <table:table-cell office:value-type="float" office:value="619154" calcext:value-type="float">
            <text:p>619154</text:p>
          </table:table-cell>
        </table:table-row>
        <table:table-row table:style-name="ro1">
          <table:table-cell office:value-type="float" office:value="619214" calcext:value-type="float">
            <text:p>619214</text:p>
          </table:table-cell>
        </table:table-row>
        <table:table-row table:style-name="ro1">
          <table:table-cell office:value-type="float" office:value="618901" calcext:value-type="float">
            <text:p>618901</text:p>
          </table:table-cell>
        </table:table-row>
        <table:table-row table:style-name="ro1">
          <table:table-cell office:value-type="float" office:value="619466" calcext:value-type="float">
            <text:p>619466</text:p>
          </table:table-cell>
        </table:table-row>
        <table:table-row table:style-name="ro1">
          <table:table-cell office:value-type="float" office:value="619258" calcext:value-type="float">
            <text:p>619258</text:p>
          </table:table-cell>
        </table:table-row>
        <table:table-row table:style-name="ro1">
          <table:table-cell office:value-type="float" office:value="619185" calcext:value-type="float">
            <text:p>619185</text:p>
          </table:table-cell>
        </table:table-row>
        <table:table-row table:style-name="ro1">
          <table:table-cell office:value-type="float" office:value="619209" calcext:value-type="float">
            <text:p>619209</text:p>
          </table:table-cell>
        </table:table-row>
        <table:table-row table:style-name="ro1">
          <table:table-cell office:value-type="float" office:value="619082" calcext:value-type="float">
            <text:p>619082</text:p>
          </table:table-cell>
        </table:table-row>
        <table:table-row table:style-name="ro1">
          <table:table-cell office:value-type="float" office:value="619276" calcext:value-type="float">
            <text:p>619276</text:p>
          </table:table-cell>
        </table:table-row>
        <table:table-row table:style-name="ro1">
          <table:table-cell office:value-type="float" office:value="619269" calcext:value-type="float">
            <text:p>619269</text:p>
          </table:table-cell>
        </table:table-row>
        <table:table-row table:style-name="ro1">
          <table:table-cell office:value-type="float" office:value="619129" calcext:value-type="float">
            <text:p>619129</text:p>
          </table:table-cell>
        </table:table-row>
        <table:table-row table:style-name="ro1">
          <table:table-cell office:value-type="float" office:value="619284" calcext:value-type="float">
            <text:p>619284</text:p>
          </table:table-cell>
        </table:table-row>
        <table:table-row table:style-name="ro1">
          <table:table-cell office:value-type="float" office:value="619120" calcext:value-type="float">
            <text:p>619120</text:p>
          </table:table-cell>
        </table:table-row>
        <table:table-row table:style-name="ro1">
          <table:table-cell office:value-type="float" office:value="619244" calcext:value-type="float">
            <text:p>619244</text:p>
          </table:table-cell>
        </table:table-row>
        <table:table-row table:style-name="ro1">
          <table:table-cell office:value-type="float" office:value="619218" calcext:value-type="float">
            <text:p>619218</text:p>
          </table:table-cell>
        </table:table-row>
        <table:table-row table:style-name="ro1">
          <table:table-cell office:value-type="float" office:value="619139" calcext:value-type="float">
            <text:p>619139</text:p>
          </table:table-cell>
        </table:table-row>
        <table:table-row table:style-name="ro1">
          <table:table-cell office:value-type="float" office:value="619286" calcext:value-type="float">
            <text:p>619286</text:p>
          </table:table-cell>
        </table:table-row>
        <table:table-row table:style-name="ro1">
          <table:table-cell office:value-type="float" office:value="619176" calcext:value-type="float">
            <text:p>619176</text:p>
          </table:table-cell>
        </table:table-row>
        <table:table-row table:style-name="ro1">
          <table:table-cell office:value-type="float" office:value="619230" calcext:value-type="float">
            <text:p>619230</text:p>
          </table:table-cell>
        </table:table-row>
        <table:table-row table:style-name="ro1">
          <table:table-cell office:value-type="float" office:value="619170" calcext:value-type="float">
            <text:p>619170</text:p>
          </table:table-cell>
        </table:table-row>
        <table:table-row table:style-name="ro1">
          <table:table-cell office:value-type="float" office:value="619230" calcext:value-type="float">
            <text:p>619230</text:p>
          </table:table-cell>
        </table:table-row>
        <table:table-row table:style-name="ro1">
          <table:table-cell office:value-type="float" office:value="619198" calcext:value-type="float">
            <text:p>619198</text:p>
          </table:table-cell>
        </table:table-row>
        <table:table-row table:style-name="ro1">
          <table:table-cell office:value-type="float" office:value="619160" calcext:value-type="float">
            <text:p>619160</text:p>
          </table:table-cell>
        </table:table-row>
      </table:table>
      <table:table table:name="column_opt" table:style-name="ta1">
        <table:shapes>
          <draw:frame draw:z-index="0" draw:style-name="gr1" draw:text-style-name="P1" svg:width="1045.08pt" svg:height="306.45pt" svg:x="138.13pt" svg:y="1869.56pt">
            <loext:p draw:notify-on-update-of-ranges="column_opt.A1:column_opt.A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559893" calcext:value-type="float">
            <text:p>559893</text:p>
          </table:table-cell>
        </table:table-row>
        <table:table-row table:style-name="ro1">
          <table:table-cell office:value-type="float" office:value="676762" calcext:value-type="float">
            <text:p>676762</text:p>
          </table:table-cell>
        </table:table-row>
        <table:table-row table:style-name="ro1">
          <table:table-cell office:value-type="float" office:value="605444" calcext:value-type="float">
            <text:p>605444</text:p>
          </table:table-cell>
        </table:table-row>
        <table:table-row table:style-name="ro1">
          <table:table-cell office:value-type="float" office:value="633102" calcext:value-type="float">
            <text:p>633102</text:p>
          </table:table-cell>
        </table:table-row>
        <table:table-row table:style-name="ro1">
          <table:table-cell office:value-type="float" office:value="617104" calcext:value-type="float">
            <text:p>617104</text:p>
          </table:table-cell>
        </table:table-row>
        <table:table-row table:style-name="ro1">
          <table:table-cell office:value-type="float" office:value="619369" calcext:value-type="float">
            <text:p>619369</text:p>
          </table:table-cell>
        </table:table-row>
        <table:table-row table:style-name="ro1">
          <table:table-cell office:value-type="float" office:value="621515" calcext:value-type="float">
            <text:p>621515</text:p>
          </table:table-cell>
        </table:table-row>
        <table:table-row table:style-name="ro1">
          <table:table-cell office:value-type="float" office:value="608836" calcext:value-type="float">
            <text:p>608836</text:p>
          </table:table-cell>
        </table:table-row>
        <table:table-row table:style-name="ro1">
          <table:table-cell office:value-type="float" office:value="599195" calcext:value-type="float">
            <text:p>599195</text:p>
          </table:table-cell>
        </table:table-row>
        <table:table-row table:style-name="ro1">
          <table:table-cell office:value-type="float" office:value="642627" calcext:value-type="float">
            <text:p>642627</text:p>
          </table:table-cell>
        </table:table-row>
        <table:table-row table:style-name="ro1">
          <table:table-cell office:value-type="float" office:value="564158" calcext:value-type="float">
            <text:p>564158</text:p>
          </table:table-cell>
        </table:table-row>
        <table:table-row table:style-name="ro1">
          <table:table-cell office:value-type="float" office:value="610693" calcext:value-type="float">
            <text:p>610693</text:p>
          </table:table-cell>
        </table:table-row>
        <table:table-row table:style-name="ro1">
          <table:table-cell office:value-type="float" office:value="641926" calcext:value-type="float">
            <text:p>641926</text:p>
          </table:table-cell>
        </table:table-row>
        <table:table-row table:style-name="ro1">
          <table:table-cell office:value-type="float" office:value="667278" calcext:value-type="float">
            <text:p>667278</text:p>
          </table:table-cell>
        </table:table-row>
        <table:table-row table:style-name="ro1">
          <table:table-cell office:value-type="float" office:value="607141" calcext:value-type="float">
            <text:p>607141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</table:table-row>
        <table:table-row table:style-name="ro1">
          <table:table-cell office:value-type="float" office:value="613344" calcext:value-type="float">
            <text:p>613344</text:p>
          </table:table-cell>
        </table:table-row>
        <table:table-row table:style-name="ro1">
          <table:table-cell office:value-type="float" office:value="616768" calcext:value-type="float">
            <text:p>616768</text:p>
          </table:table-cell>
        </table:table-row>
        <table:table-row table:style-name="ro1">
          <table:table-cell office:value-type="float" office:value="639200" calcext:value-type="float">
            <text:p>639200</text:p>
          </table:table-cell>
        </table:table-row>
        <table:table-row table:style-name="ro1">
          <table:table-cell office:value-type="float" office:value="629374" calcext:value-type="float">
            <text:p>629374</text:p>
          </table:table-cell>
        </table:table-row>
        <table:table-row table:style-name="ro1">
          <table:table-cell office:value-type="float" office:value="601154" calcext:value-type="float">
            <text:p>601154</text:p>
          </table:table-cell>
        </table:table-row>
        <table:table-row table:style-name="ro1">
          <table:table-cell office:value-type="float" office:value="616369" calcext:value-type="float">
            <text:p>616369</text:p>
          </table:table-cell>
        </table:table-row>
        <table:table-row table:style-name="ro1">
          <table:table-cell office:value-type="float" office:value="635269" calcext:value-type="float">
            <text:p>635269</text:p>
          </table:table-cell>
        </table:table-row>
        <table:table-row table:style-name="ro1">
          <table:table-cell office:value-type="float" office:value="630091" calcext:value-type="float">
            <text:p>630091</text:p>
          </table:table-cell>
        </table:table-row>
        <table:table-row table:style-name="ro1">
          <table:table-cell office:value-type="float" office:value="597208" calcext:value-type="float">
            <text:p>597208</text:p>
          </table:table-cell>
        </table:table-row>
        <table:table-row table:style-name="ro1">
          <table:table-cell office:value-type="float" office:value="625384" calcext:value-type="float">
            <text:p>625384</text:p>
          </table:table-cell>
        </table:table-row>
        <table:table-row table:style-name="ro1">
          <table:table-cell office:value-type="float" office:value="632678" calcext:value-type="float">
            <text:p>632678</text:p>
          </table:table-cell>
        </table:table-row>
        <table:table-row table:style-name="ro1">
          <table:table-cell office:value-type="float" office:value="621131" calcext:value-type="float">
            <text:p>621131</text:p>
          </table:table-cell>
        </table:table-row>
        <table:table-row table:style-name="ro1">
          <table:table-cell office:value-type="float" office:value="611733" calcext:value-type="float">
            <text:p>611733</text:p>
          </table:table-cell>
        </table:table-row>
        <table:table-row table:style-name="ro1">
          <table:table-cell office:value-type="float" office:value="506588" calcext:value-type="float">
            <text:p>506588</text:p>
          </table:table-cell>
        </table:table-row>
        <table:table-row table:style-name="ro1">
          <table:table-cell office:value-type="float" office:value="688263" calcext:value-type="float">
            <text:p>688263</text:p>
          </table:table-cell>
        </table:table-row>
        <table:table-row table:style-name="ro1">
          <table:table-cell office:value-type="float" office:value="667435" calcext:value-type="float">
            <text:p>667435</text:p>
          </table:table-cell>
        </table:table-row>
        <table:table-row table:style-name="ro1">
          <table:table-cell office:value-type="float" office:value="610794" calcext:value-type="float">
            <text:p>610794</text:p>
          </table:table-cell>
        </table:table-row>
        <table:table-row table:style-name="ro1">
          <table:table-cell office:value-type="float" office:value="606146" calcext:value-type="float">
            <text:p>606146</text:p>
          </table:table-cell>
        </table:table-row>
        <table:table-row table:style-name="ro1">
          <table:table-cell office:value-type="float" office:value="626434" calcext:value-type="float">
            <text:p>626434</text:p>
          </table:table-cell>
        </table:table-row>
        <table:table-row table:style-name="ro1">
          <table:table-cell office:value-type="float" office:value="502698" calcext:value-type="float">
            <text:p>502698</text:p>
          </table:table-cell>
        </table:table-row>
        <table:table-row table:style-name="ro1">
          <table:table-cell office:value-type="float" office:value="742190" calcext:value-type="float">
            <text:p>742190</text:p>
          </table:table-cell>
        </table:table-row>
        <table:table-row table:style-name="ro1">
          <table:table-cell office:value-type="float" office:value="628818" calcext:value-type="float">
            <text:p>628818</text:p>
          </table:table-cell>
        </table:table-row>
        <table:table-row table:style-name="ro1">
          <table:table-cell office:value-type="float" office:value="556150" calcext:value-type="float">
            <text:p>556150</text:p>
          </table:table-cell>
        </table:table-row>
        <table:table-row table:style-name="ro1">
          <table:table-cell office:value-type="float" office:value="652907" calcext:value-type="float">
            <text:p>652907</text:p>
          </table:table-cell>
        </table:table-row>
        <table:table-row table:style-name="ro1">
          <table:table-cell office:value-type="float" office:value="648615" calcext:value-type="float">
            <text:p>648615</text:p>
          </table:table-cell>
        </table:table-row>
        <table:table-row table:style-name="ro1">
          <table:table-cell office:value-type="float" office:value="548851" calcext:value-type="float">
            <text:p>548851</text:p>
          </table:table-cell>
        </table:table-row>
        <table:table-row table:style-name="ro1">
          <table:table-cell office:value-type="float" office:value="617099" calcext:value-type="float">
            <text:p>617099</text:p>
          </table:table-cell>
        </table:table-row>
        <table:table-row table:style-name="ro1">
          <table:table-cell office:value-type="float" office:value="679101" calcext:value-type="float">
            <text:p>679101</text:p>
          </table:table-cell>
        </table:table-row>
        <table:table-row table:style-name="ro1">
          <table:table-cell office:value-type="float" office:value="626071" calcext:value-type="float">
            <text:p>626071</text:p>
          </table:table-cell>
        </table:table-row>
        <table:table-row table:style-name="ro1">
          <table:table-cell office:value-type="float" office:value="624650" calcext:value-type="float">
            <text:p>624650</text:p>
          </table:table-cell>
        </table:table-row>
        <table:table-row table:style-name="ro1">
          <table:table-cell office:value-type="float" office:value="618571" calcext:value-type="float">
            <text:p>618571</text:p>
          </table:table-cell>
        </table:table-row>
        <table:table-row table:style-name="ro1">
          <table:table-cell office:value-type="float" office:value="596703" calcext:value-type="float">
            <text:p>596703</text:p>
          </table:table-cell>
        </table:table-row>
        <table:table-row table:style-name="ro1">
          <table:table-cell office:value-type="float" office:value="642427" calcext:value-type="float">
            <text:p>642427</text:p>
          </table:table-cell>
        </table:table-row>
        <table:table-row table:style-name="ro1">
          <table:table-cell office:value-type="float" office:value="620107" calcext:value-type="float">
            <text:p>620107</text:p>
          </table:table-cell>
        </table:table-row>
        <table:table-row table:style-name="ro1">
          <table:table-cell office:value-type="float" office:value="499084" calcext:value-type="float">
            <text:p>499084</text:p>
          </table:table-cell>
        </table:table-row>
        <table:table-row table:style-name="ro1">
          <table:table-cell office:value-type="float" office:value="738611" calcext:value-type="float">
            <text:p>738611</text:p>
          </table:table-cell>
        </table:table-row>
        <table:table-row table:style-name="ro1">
          <table:table-cell office:value-type="float" office:value="548777" calcext:value-type="float">
            <text:p>548777</text:p>
          </table:table-cell>
        </table:table-row>
        <table:table-row table:style-name="ro1">
          <table:table-cell office:value-type="float" office:value="686768" calcext:value-type="float">
            <text:p>686768</text:p>
          </table:table-cell>
        </table:table-row>
        <table:table-row table:style-name="ro1">
          <table:table-cell office:value-type="float" office:value="622982" calcext:value-type="float">
            <text:p>622982</text:p>
          </table:table-cell>
        </table:table-row>
        <table:table-row table:style-name="ro1">
          <table:table-cell office:value-type="float" office:value="549747" calcext:value-type="float">
            <text:p>549747</text:p>
          </table:table-cell>
        </table:table-row>
        <table:table-row table:style-name="ro1">
          <table:table-cell office:value-type="float" office:value="640309" calcext:value-type="float">
            <text:p>640309</text:p>
          </table:table-cell>
        </table:table-row>
        <table:table-row table:style-name="ro1">
          <table:table-cell office:value-type="float" office:value="589828" calcext:value-type="float">
            <text:p>589828</text:p>
          </table:table-cell>
        </table:table-row>
        <table:table-row table:style-name="ro1">
          <table:table-cell office:value-type="float" office:value="694588" calcext:value-type="float">
            <text:p>694588</text:p>
          </table:table-cell>
        </table:table-row>
        <table:table-row table:style-name="ro1">
          <table:table-cell office:value-type="float" office:value="589692" calcext:value-type="float">
            <text:p>589692</text:p>
          </table:table-cell>
        </table:table-row>
        <table:table-row table:style-name="ro1">
          <table:table-cell office:value-type="float" office:value="641394" calcext:value-type="float">
            <text:p>641394</text:p>
          </table:table-cell>
        </table:table-row>
        <table:table-row table:style-name="ro1">
          <table:table-cell office:value-type="float" office:value="552995" calcext:value-type="float">
            <text:p>552995</text:p>
          </table:table-cell>
        </table:table-row>
        <table:table-row table:style-name="ro1">
          <table:table-cell office:value-type="float" office:value="688617" calcext:value-type="float">
            <text:p>688617</text:p>
          </table:table-cell>
        </table:table-row>
        <table:table-row table:style-name="ro1">
          <table:table-cell office:value-type="float" office:value="603847" calcext:value-type="float">
            <text:p>603847</text:p>
          </table:table-cell>
        </table:table-row>
        <table:table-row table:style-name="ro1">
          <table:table-cell office:value-type="float" office:value="609617" calcext:value-type="float">
            <text:p>609617</text:p>
          </table:table-cell>
        </table:table-row>
        <table:table-row table:style-name="ro1">
          <table:table-cell office:value-type="float" office:value="650545" calcext:value-type="float">
            <text:p>650545</text:p>
          </table:table-cell>
        </table:table-row>
        <table:table-row table:style-name="ro1">
          <table:table-cell office:value-type="float" office:value="603918" calcext:value-type="float">
            <text:p>603918</text:p>
          </table:table-cell>
        </table:table-row>
        <table:table-row table:style-name="ro1">
          <table:table-cell office:value-type="float" office:value="588579" calcext:value-type="float">
            <text:p>588579</text:p>
          </table:table-cell>
        </table:table-row>
        <table:table-row table:style-name="ro1">
          <table:table-cell office:value-type="float" office:value="648702" calcext:value-type="float">
            <text:p>648702</text:p>
          </table:table-cell>
        </table:table-row>
        <table:table-row table:style-name="ro1">
          <table:table-cell office:value-type="float" office:value="634776" calcext:value-type="float">
            <text:p>634776</text:p>
          </table:table-cell>
        </table:table-row>
        <table:table-row table:style-name="ro1">
          <table:table-cell office:value-type="float" office:value="616040" calcext:value-type="float">
            <text:p>616040</text:p>
          </table:table-cell>
        </table:table-row>
        <table:table-row table:style-name="ro1">
          <table:table-cell office:value-type="float" office:value="583818" calcext:value-type="float">
            <text:p>583818</text:p>
          </table:table-cell>
        </table:table-row>
        <table:table-row table:style-name="ro1">
          <table:table-cell office:value-type="float" office:value="654310" calcext:value-type="float">
            <text:p>654310</text:p>
          </table:table-cell>
        </table:table-row>
        <table:table-row table:style-name="ro1">
          <table:table-cell office:value-type="float" office:value="605671" calcext:value-type="float">
            <text:p>605671</text:p>
          </table:table-cell>
        </table:table-row>
        <table:table-row table:style-name="ro1">
          <table:table-cell office:value-type="float" office:value="634956" calcext:value-type="float">
            <text:p>634956</text:p>
          </table:table-cell>
        </table:table-row>
        <table:table-row table:style-name="ro1">
          <table:table-cell office:value-type="float" office:value="585266" calcext:value-type="float">
            <text:p>585266</text:p>
          </table:table-cell>
        </table:table-row>
        <table:table-row table:style-name="ro1">
          <table:table-cell office:value-type="float" office:value="612908" calcext:value-type="float">
            <text:p>612908</text:p>
          </table:table-cell>
        </table:table-row>
        <table:table-row table:style-name="ro1">
          <table:table-cell office:value-type="float" office:value="621525" calcext:value-type="float">
            <text:p>621525</text:p>
          </table:table-cell>
        </table:table-row>
        <table:table-row table:style-name="ro1">
          <table:table-cell office:value-type="float" office:value="659246" calcext:value-type="float">
            <text:p>659246</text:p>
          </table:table-cell>
        </table:table-row>
        <table:table-row table:style-name="ro1">
          <table:table-cell office:value-type="float" office:value="588242" calcext:value-type="float">
            <text:p>588242</text:p>
          </table:table-cell>
        </table:table-row>
        <table:table-row table:style-name="ro1">
          <table:table-cell office:value-type="float" office:value="644696" calcext:value-type="float">
            <text:p>644696</text:p>
          </table:table-cell>
        </table:table-row>
        <table:table-row table:style-name="ro1">
          <table:table-cell office:value-type="float" office:value="612332" calcext:value-type="float">
            <text:p>612332</text:p>
          </table:table-cell>
        </table:table-row>
        <table:table-row table:style-name="ro1">
          <table:table-cell office:value-type="float" office:value="627137" calcext:value-type="float">
            <text:p>627137</text:p>
          </table:table-cell>
        </table:table-row>
        <table:table-row table:style-name="ro1">
          <table:table-cell office:value-type="float" office:value="623456" calcext:value-type="float">
            <text:p>623456</text:p>
          </table:table-cell>
        </table:table-row>
        <table:table-row table:style-name="ro1">
          <table:table-cell office:value-type="float" office:value="590209" calcext:value-type="float">
            <text:p>590209</text:p>
          </table:table-cell>
        </table:table-row>
        <table:table-row table:style-name="ro1">
          <table:table-cell office:value-type="float" office:value="638715" calcext:value-type="float">
            <text:p>638715</text:p>
          </table:table-cell>
        </table:table-row>
        <table:table-row table:style-name="ro1">
          <table:table-cell office:value-type="float" office:value="618076" calcext:value-type="float">
            <text:p>618076</text:p>
          </table:table-cell>
        </table:table-row>
        <table:table-row table:style-name="ro1">
          <table:table-cell office:value-type="float" office:value="627649" calcext:value-type="float">
            <text:p>627649</text:p>
          </table:table-cell>
        </table:table-row>
        <table:table-row table:style-name="ro1">
          <table:table-cell office:value-type="float" office:value="616044" calcext:value-type="float">
            <text:p>616044</text:p>
          </table:table-cell>
        </table:table-row>
        <table:table-row table:style-name="ro1">
          <table:table-cell office:value-type="float" office:value="619663" calcext:value-type="float">
            <text:p>619663</text:p>
          </table:table-cell>
        </table:table-row>
        <table:table-row table:style-name="ro1">
          <table:table-cell office:value-type="float" office:value="621730" calcext:value-type="float">
            <text:p>621730</text:p>
          </table:table-cell>
        </table:table-row>
        <table:table-row table:style-name="ro1">
          <table:table-cell office:value-type="float" office:value="581694" calcext:value-type="float">
            <text:p>581694</text:p>
          </table:table-cell>
        </table:table-row>
        <table:table-row table:style-name="ro1">
          <table:table-cell office:value-type="float" office:value="659370" calcext:value-type="float">
            <text:p>659370</text:p>
          </table:table-cell>
        </table:table-row>
        <table:table-row table:style-name="ro1">
          <table:table-cell office:value-type="float" office:value="611434" calcext:value-type="float">
            <text:p>611434</text:p>
          </table:table-cell>
        </table:table-row>
        <table:table-row table:style-name="ro1">
          <table:table-cell office:value-type="float" office:value="625469" calcext:value-type="float">
            <text:p>625469</text:p>
          </table:table-cell>
        </table:table-row>
        <table:table-row table:style-name="ro1">
          <table:table-cell office:value-type="float" office:value="617771" calcext:value-type="float">
            <text:p>617771</text:p>
          </table:table-cell>
        </table:table-row>
        <table:table-row table:style-name="ro1">
          <table:table-cell office:value-type="float" office:value="620505" calcext:value-type="float">
            <text:p>620505</text:p>
          </table:table-cell>
        </table:table-row>
        <table:table-row table:style-name="ro1">
          <table:table-cell office:value-type="float" office:value="600539" calcext:value-type="float">
            <text:p>600539</text:p>
          </table:table-cell>
        </table:table-row>
        <table:table-row table:style-name="ro1">
          <table:table-cell office:value-type="float" office:value="621360" calcext:value-type="float">
            <text:p>621360</text:p>
          </table:table-cell>
        </table:table-row>
        <table:table-row table:style-name="ro1">
          <table:table-cell office:value-type="float" office:value="553466" calcext:value-type="float">
            <text:p>553466</text:p>
          </table:table-cell>
        </table:table-row>
        <table:table-row table:style-name="ro1">
          <table:table-cell office:value-type="float" office:value="660439" calcext:value-type="float">
            <text:p>660439</text:p>
          </table:table-cell>
        </table:table-row>
        <table:table-row table:style-name="ro1">
          <table:table-cell office:value-type="float" office:value="635090" calcext:value-type="float">
            <text:p>635090</text:p>
          </table:table-cell>
        </table:table-row>
        <table:table-row table:style-name="ro1">
          <table:table-cell office:value-type="float" office:value="575061" calcext:value-type="float">
            <text:p>575061</text:p>
          </table:table-cell>
        </table:table-row>
        <table:table-row table:style-name="ro1">
          <table:table-cell office:value-type="float" office:value="680140" calcext:value-type="float">
            <text:p>680140</text:p>
          </table:table-cell>
        </table:table-row>
        <table:table-row table:style-name="ro1">
          <table:table-cell office:value-type="float" office:value="629323" calcext:value-type="float">
            <text:p>629323</text:p>
          </table:table-cell>
        </table:table-row>
        <table:table-row table:style-name="ro1">
          <table:table-cell office:value-type="float" office:value="595622" calcext:value-type="float">
            <text:p>595622</text:p>
          </table:table-cell>
        </table:table-row>
        <table:table-row table:style-name="ro1">
          <table:table-cell office:value-type="float" office:value="628729" calcext:value-type="float">
            <text:p>628729</text:p>
          </table:table-cell>
        </table:table-row>
        <table:table-row table:style-name="ro1">
          <table:table-cell office:value-type="float" office:value="543181" calcext:value-type="float">
            <text:p>543181</text:p>
          </table:table-cell>
        </table:table-row>
        <table:table-row table:style-name="ro1">
          <table:table-cell office:value-type="float" office:value="580424" calcext:value-type="float">
            <text:p>580424</text:p>
          </table:table-cell>
        </table:table-row>
        <table:table-row table:style-name="ro1">
          <table:table-cell office:value-type="float" office:value="747051" calcext:value-type="float">
            <text:p>747051</text:p>
          </table:table-cell>
        </table:table-row>
        <table:table-row table:style-name="ro1">
          <table:table-cell office:value-type="float" office:value="564521" calcext:value-type="float">
            <text:p>564521</text:p>
          </table:table-cell>
        </table:table-row>
        <table:table-row table:style-name="ro1">
          <table:table-cell office:value-type="float" office:value="646961" calcext:value-type="float">
            <text:p>646961</text:p>
          </table:table-cell>
        </table:table-row>
        <table:table-row table:style-name="ro1">
          <table:table-cell office:value-type="float" office:value="621863" calcext:value-type="float">
            <text:p>621863</text:p>
          </table:table-cell>
        </table:table-row>
        <table:table-row table:style-name="ro1">
          <table:table-cell office:value-type="float" office:value="634197" calcext:value-type="float">
            <text:p>634197</text:p>
          </table:table-cell>
        </table:table-row>
        <table:table-row table:style-name="ro1">
          <table:table-cell office:value-type="float" office:value="575834" calcext:value-type="float">
            <text:p>575834</text:p>
          </table:table-cell>
        </table:table-row>
        <table:table-row table:style-name="ro1">
          <table:table-cell office:value-type="float" office:value="666532" calcext:value-type="float">
            <text:p>666532</text:p>
          </table:table-cell>
        </table:table-row>
        <table:table-row table:style-name="ro1">
          <table:table-cell office:value-type="float" office:value="518163" calcext:value-type="float">
            <text:p>518163</text:p>
          </table:table-cell>
        </table:table-row>
        <table:table-row table:style-name="ro1">
          <table:table-cell office:value-type="float" office:value="725207" calcext:value-type="float">
            <text:p>725207</text:p>
          </table:table-cell>
        </table:table-row>
        <table:table-row table:style-name="ro1">
          <table:table-cell office:value-type="float" office:value="615151" calcext:value-type="float">
            <text:p>615151</text:p>
          </table:table-cell>
        </table:table-row>
        <table:table-row table:style-name="ro1">
          <table:table-cell office:value-type="float" office:value="577217" calcext:value-type="float">
            <text:p>577217</text:p>
          </table:table-cell>
        </table:table-row>
        <table:table-row table:style-name="ro1">
          <table:table-cell office:value-type="float" office:value="593164" calcext:value-type="float">
            <text:p>593164</text:p>
          </table:table-cell>
        </table:table-row>
        <table:table-row table:style-name="ro1">
          <table:table-cell office:value-type="float" office:value="643054" calcext:value-type="float">
            <text:p>643054</text:p>
          </table:table-cell>
        </table:table-row>
        <table:table-row table:style-name="ro1">
          <table:table-cell office:value-type="float" office:value="667210" calcext:value-type="float">
            <text:p>667210</text:p>
          </table:table-cell>
        </table:table-row>
        <table:table-row table:style-name="ro1">
          <table:table-cell office:value-type="float" office:value="615115" calcext:value-type="float">
            <text:p>615115</text:p>
          </table:table-cell>
        </table:table-row>
        <table:table-row table:style-name="ro1">
          <table:table-cell office:value-type="float" office:value="601800" calcext:value-type="float">
            <text:p>601800</text:p>
          </table:table-cell>
        </table:table-row>
        <table:table-row table:style-name="ro1">
          <table:table-cell office:value-type="float" office:value="640401" calcext:value-type="float">
            <text:p>640401</text:p>
          </table:table-cell>
        </table:table-row>
        <table:table-row table:style-name="ro1">
          <table:table-cell office:value-type="float" office:value="547605" calcext:value-type="float">
            <text:p>547605</text:p>
          </table:table-cell>
        </table:table-row>
        <table:table-row table:style-name="ro1">
          <table:table-cell office:value-type="float" office:value="668878" calcext:value-type="float">
            <text:p>668878</text:p>
          </table:table-cell>
        </table:table-row>
        <table:table-row table:style-name="ro1">
          <table:table-cell office:value-type="float" office:value="554494" calcext:value-type="float">
            <text:p>554494</text:p>
          </table:table-cell>
        </table:table-row>
        <table:table-row table:style-name="ro1">
          <table:table-cell office:value-type="float" office:value="610354" calcext:value-type="float">
            <text:p>610354</text:p>
          </table:table-cell>
        </table:table-row>
        <table:table-row table:style-name="ro1">
          <table:table-cell office:value-type="float" office:value="680711" calcext:value-type="float">
            <text:p>680711</text:p>
          </table:table-cell>
        </table:table-row>
        <table:table-row table:style-name="ro1">
          <table:table-cell office:value-type="float" office:value="648851" calcext:value-type="float">
            <text:p>648851</text:p>
          </table:table-cell>
        </table:table-row>
        <table:table-row table:style-name="ro1">
          <table:table-cell office:value-type="float" office:value="554964" calcext:value-type="float">
            <text:p>554964</text:p>
          </table:table-cell>
        </table:table-row>
        <table:table-row table:style-name="ro1">
          <table:table-cell office:value-type="float" office:value="652655" calcext:value-type="float">
            <text:p>652655</text:p>
          </table:table-cell>
        </table:table-row>
        <table:table-row table:style-name="ro1">
          <table:table-cell office:value-type="float" office:value="560491" calcext:value-type="float">
            <text:p>560491</text:p>
          </table:table-cell>
        </table:table-row>
        <table:table-row table:style-name="ro1">
          <table:table-cell office:value-type="float" office:value="631797" calcext:value-type="float">
            <text:p>631797</text:p>
          </table:table-cell>
        </table:table-row>
        <table:table-row table:style-name="ro1">
          <table:table-cell office:value-type="float" office:value="701671" calcext:value-type="float">
            <text:p>701671</text:p>
          </table:table-cell>
        </table:table-row>
        <table:table-row table:style-name="ro1">
          <table:table-cell office:value-type="float" office:value="591661" calcext:value-type="float">
            <text:p>591661</text:p>
          </table:table-cell>
        </table:table-row>
        <table:table-row table:style-name="ro1">
          <table:table-cell office:value-type="float" office:value="647009" calcext:value-type="float">
            <text:p>647009</text:p>
          </table:table-cell>
        </table:table-row>
        <table:table-row table:style-name="ro1">
          <table:table-cell office:value-type="float" office:value="617059" calcext:value-type="float">
            <text:p>617059</text:p>
          </table:table-cell>
        </table:table-row>
        <table:table-row table:style-name="ro1">
          <table:table-cell office:value-type="float" office:value="600044" calcext:value-type="float">
            <text:p>600044</text:p>
          </table:table-cell>
        </table:table-row>
        <table:table-row table:style-name="ro1">
          <table:table-cell office:value-type="float" office:value="550918" calcext:value-type="float">
            <text:p>550918</text:p>
          </table:table-cell>
        </table:table-row>
        <table:table-row table:style-name="ro1">
          <table:table-cell office:value-type="float" office:value="691042" calcext:value-type="float">
            <text:p>691042</text:p>
          </table:table-cell>
        </table:table-row>
        <table:table-row table:style-name="ro1">
          <table:table-cell office:value-type="float" office:value="590837" calcext:value-type="float">
            <text:p>590837</text:p>
          </table:table-cell>
        </table:table-row>
        <table:table-row table:style-name="ro1">
          <table:table-cell office:value-type="float" office:value="644054" calcext:value-type="float">
            <text:p>644054</text:p>
          </table:table-cell>
        </table:table-row>
        <table:table-row table:style-name="ro1">
          <table:table-cell office:value-type="float" office:value="636003" calcext:value-type="float">
            <text:p>636003</text:p>
          </table:table-cell>
        </table:table-row>
        <table:table-row table:style-name="ro1">
          <table:table-cell office:value-type="float" office:value="452121" calcext:value-type="float">
            <text:p>452121</text:p>
          </table:table-cell>
        </table:table-row>
        <table:table-row table:style-name="ro1">
          <table:table-cell office:value-type="float" office:value="772763" calcext:value-type="float">
            <text:p>772763</text:p>
          </table:table-cell>
        </table:table-row>
        <table:table-row table:style-name="ro1">
          <table:table-cell office:value-type="float" office:value="603710" calcext:value-type="float">
            <text:p>603710</text:p>
          </table:table-cell>
        </table:table-row>
        <table:table-row table:style-name="ro1">
          <table:table-cell office:value-type="float" office:value="652949" calcext:value-type="float">
            <text:p>652949</text:p>
          </table:table-cell>
        </table:table-row>
        <table:table-row table:style-name="ro1">
          <table:table-cell office:value-type="float" office:value="610343" calcext:value-type="float">
            <text:p>610343</text:p>
          </table:table-cell>
        </table:table-row>
        <table:table-row table:style-name="ro1">
          <table:table-cell office:value-type="float" office:value="614774" calcext:value-type="float">
            <text:p>614774</text:p>
          </table:table-cell>
        </table:table-row>
        <table:table-row table:style-name="ro1">
          <table:table-cell office:value-type="float" office:value="618988" calcext:value-type="float">
            <text:p>618988</text:p>
          </table:table-cell>
        </table:table-row>
        <table:table-row table:style-name="ro1">
          <table:table-cell office:value-type="float" office:value="632584" calcext:value-type="float">
            <text:p>632584</text:p>
          </table:table-cell>
        </table:table-row>
        <table:table-row table:style-name="ro1">
          <table:table-cell office:value-type="float" office:value="615594" calcext:value-type="float">
            <text:p>615594</text:p>
          </table:table-cell>
        </table:table-row>
        <table:table-row table:style-name="ro1">
          <table:table-cell office:value-type="float" office:value="581110" calcext:value-type="float">
            <text:p>581110</text:p>
          </table:table-cell>
        </table:table-row>
        <table:table-row table:style-name="ro1">
          <table:table-cell office:value-type="float" office:value="649853" calcext:value-type="float">
            <text:p>649853</text:p>
          </table:table-cell>
        </table:table-row>
        <table:table-row table:style-name="ro1">
          <table:table-cell office:value-type="float" office:value="616541" calcext:value-type="float">
            <text:p>616541</text:p>
          </table:table-cell>
        </table:table-row>
        <table:table-row table:style-name="ro1">
          <table:table-cell office:value-type="float" office:value="615637" calcext:value-type="float">
            <text:p>615637</text:p>
          </table:table-cell>
        </table:table-row>
        <table:table-row table:style-name="ro1">
          <table:table-cell office:value-type="float" office:value="636560" calcext:value-type="float">
            <text:p>636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21:57:35.194331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1:04:50.839205782</meta:creation-date>
    <dc:date>2019-11-14T22:00:25.576259374</dc:date>
    <meta:editing-duration>PT8M47S</meta:editing-duration>
    <meta:editing-cycles>5</meta:editing-cycles>
    <meta:generator>LibreOffice/5.1.6.2$Linux_X86_64 LibreOffice_project/10m0$Build-2</meta:generator>
    <meta:document-statistic meta:table-count="4" meta:cell-count="6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69cm" svg:height="10.812cm" xlink:href=".." xlink:type="simple" chart:class="chart:bar" chart:style-name="ch1">
        <chart:plot-area chart:style-name="ch2" table:cell-range-address="column.A1:column.A160" svg:x="1.699cm" svg:y="0.159cm" svg:width="34.24cm" svg:height="9.508cm">
          <chartooo:coordinate-region svg:x="3.246cm" svg:y="0.358cm" svg:width="32.655cm" svg:height="8.385cm"/>
          <chart:axis chart:dimension="x" chart:name="primary-x" chart:style-name="ch3">
            <chart:title svg:x="16.762cm" svg:y="9.351cm" chart:style-name="ch4">
              <text:p>Thread ID</text:p>
            </chart:title>
          </chart:axis>
          <chart:axis chart:dimension="y" chart:name="primary-y" chart:style-name="ch5">
            <chart:title svg:x="0.156cm" svg:y="6.662cm" chart:style-name="ch6">
              <text:p>#nonzeros</text:p>
            </chart:title>
            <chart:grid chart:style-name="ch7" chart:class="major"/>
          </chart:axis>
          <chart:series chart:style-name="ch8" chart:values-cell-range-address="column.A1:column.A160" chart:class="chart:bar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328">
                <text:p>398328</text:p>
                <draw:g>
                  <svg:desc>column.A1:column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9499">
                <text:p>539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995">
                <text:p>81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7651">
                <text:p>517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6267">
                <text:p>606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3811">
                <text:p>503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221">
                <text:p>532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1207">
                <text:p>521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949">
                <text:p>412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1435">
                <text:p>541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7012">
                <text:p>747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1154">
                <text:p>481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761">
                <text:p>388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52">
                <text:p>488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198">
                <text:p>640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7016">
                <text:p>507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852">
                <text:p>683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3124">
                <text:p>643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7373">
                <text:p>417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2950">
                <text:p>992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3631">
                <text:p>243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366">
                <text:p>721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3531">
                <text:p>633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3221">
                <text:p>553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018">
                <text:p>392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9000">
                <text:p>68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813">
                <text:p>510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8074">
                <text:p>498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3358">
                <text:p>523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7830">
                <text:p>7078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2360">
                <text:p>7823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396">
                <text:p>478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2255">
                <text:p>692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6452">
                <text:p>456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6312">
                <text:p>666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9862">
                <text:p>9298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5640">
                <text:p>345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6327">
                <text:p>496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3045">
                <text:p>6730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8147">
                <text:p>858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6123">
                <text:p>466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8846">
                <text:p>748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5501">
                <text:p>675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6928">
                <text:p>5769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1379">
                <text:p>5413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8630">
                <text:p>8086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1083">
                <text:p>5110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3863">
                <text:p>923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0998">
                <text:p>550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6068">
                <text:p>646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1140">
                <text:p>6911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8402">
                <text:p>498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8424">
                <text:p>768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2012">
                <text:p>6220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8823">
                <text:p>838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5492">
                <text:p>765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5386">
                <text:p>7353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0571">
                <text:p>840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6131">
                <text:p>656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6730">
                <text:p>4767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4249">
                <text:p>694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1148">
                <text:p>711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0300">
                <text:p>840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2534">
                <text:p>492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1145">
                <text:p>491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0133">
                <text:p>7401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3552">
                <text:p>73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7929">
                <text:p>5079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9132">
                <text:p>889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6983">
                <text:p>5369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374">
                <text:p>386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4092">
                <text:p>5440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9556">
                <text:p>389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4266">
                <text:p>494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3286">
                <text:p>343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497">
                <text:p>750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9276">
                <text:p>4092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9622">
                <text:p>679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1428">
                <text:p>5214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6215">
                <text:p>696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4634">
                <text:p>584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6430">
                <text:p>4564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6012">
                <text:p>636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8981">
                <text:p>398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6626">
                <text:p>556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090">
                <text:p>4740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0769">
                <text:p>690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4433">
                <text:p>604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2653">
                <text:p>4126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4660">
                <text:p>5546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3124">
                <text:p>463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4593">
                <text:p>674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9987">
                <text:p>4899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46248">
                <text:p>846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576">
                <text:p>301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4063">
                <text:p>604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7677">
                <text:p>4176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7581">
                <text:p>527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3240">
                <text:p>6232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9640">
                <text:p>8996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0816">
                <text:p>9008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6521">
                <text:p>7965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0895">
                <text:p>480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9919">
                <text:p>5799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6736">
                <text:p>3567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6753">
                <text:p>586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2849">
                <text:p>572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816">
                <text:p>378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4762">
                <text:p>824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5086">
                <text:p>635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4991">
                <text:p>984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2758">
                <text:p>492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4762">
                <text:p>874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3747">
                <text:p>4837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4553">
                <text:p>634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2881">
                <text:p>6428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4292">
                <text:p>774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7721">
                <text:p>777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8536">
                <text:p>388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7863">
                <text:p>4678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3140">
                <text:p>643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7586">
                <text:p>7075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3730">
                <text:p>7637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6329">
                <text:p>5563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9404">
                <text:p>439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2609">
                <text:p>412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7894">
                <text:p>3878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3265">
                <text:p>703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0061">
                <text:p>1050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0478">
                <text:p>780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6193">
                <text:p>846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80595">
                <text:p>9805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2212">
                <text:p>1002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8476">
                <text:p>4884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9545">
                <text:p>6995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1667">
                <text:p>681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7077">
                <text:p>1117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1508">
                <text:p>301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3321">
                <text:p>7633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2030">
                <text:p>6220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6022">
                <text:p>5560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5682">
                <text:p>5656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4743">
                <text:p>6847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2197">
                <text:p>582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87722">
                <text:p>4877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4696">
                <text:p>6146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7509">
                <text:p>7975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207">
                <text:p>9042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8059">
                <text:p>578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0910">
                <text:p>5009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8441">
                <text:p>568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6105">
                <text:p>536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8110">
                <text:p>8681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9622">
                <text:p>569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2060">
                <text:p>9020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9923">
                <text:p>5499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7743">
                <text:p>8777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2899">
                <text:p>662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4296">
                <text:p>614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532">
                <text:p>425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69cm" svg:height="10.812cm" xlink:href=".." xlink:type="simple" chart:class="chart:bar" chart:style-name="ch1">
        <chart:plot-area chart:style-name="ch2" table:cell-range-address="row.A1:row.A160" svg:x="1.699cm" svg:y="0.159cm" svg:width="34.24cm" svg:height="9.508cm">
          <chartooo:coordinate-region svg:x="3.246cm" svg:y="0.358cm" svg:width="32.655cm" svg:height="8.385cm"/>
          <chart:axis chart:dimension="x" chart:name="primary-x" chart:style-name="ch3">
            <chart:title svg:x="16.762cm" svg:y="9.351cm" chart:style-name="ch4">
              <text:p>Thread ID</text:p>
            </chart:title>
          </chart:axis>
          <chart:axis chart:dimension="y" chart:name="primary-y" chart:style-name="ch5">
            <chart:title svg:x="0.157cm" svg:y="6.662cm" chart:style-name="ch6">
              <text:p>#nonzeros</text:p>
            </chart:title>
            <chart:grid chart:style-name="ch7" chart:class="major"/>
          </chart:axis>
          <chart:series chart:style-name="ch8" chart:values-cell-range-address="row.A1:row.A160" chart:class="chart:bar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3783">
                <text:p>2223783</text:p>
                <draw:g>
                  <svg:desc>row.A1:row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6099">
                <text:p>1576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3559">
                <text:p>1253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3962">
                <text:p>1283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8106">
                <text:p>1298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9110">
                <text:p>1269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6382">
                <text:p>1946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4470">
                <text:p>2364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7490">
                <text:p>1177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4069">
                <text:p>1394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0342">
                <text:p>2150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1118">
                <text:p>2181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0345">
                <text:p>189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2005">
                <text:p>1572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2197">
                <text:p>1382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9359">
                <text:p>14693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1800">
                <text:p>1461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3385">
                <text:p>1513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93">
                <text:p>1485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7525">
                <text:p>148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2179">
                <text:p>1482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2764">
                <text:p>1492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1083">
                <text:p>1501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6982">
                <text:p>1496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2334">
                <text:p>146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8686">
                <text:p>1198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5948">
                <text:p>925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9402">
                <text:p>889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0374">
                <text:p>910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9796">
                <text:p>909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2175">
                <text:p>912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1402">
                <text:p>931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1973">
                <text:p>901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9335">
                <text:p>889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5583">
                <text:p>905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2098">
                <text:p>90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1153">
                <text:p>931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923">
                <text:p>904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9117">
                <text:p>919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7081">
                <text:p>897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3679">
                <text:p>883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245">
                <text:p>914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4868">
                <text:p>904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0293">
                <text:p>910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2417">
                <text:p>902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5060">
                <text:p>8950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4672">
                <text:p>904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2546">
                <text:p>892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6754">
                <text:p>906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6349">
                <text:p>916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6744">
                <text:p>886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3110">
                <text:p>903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048">
                <text:p>934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081">
                <text:p>1000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3445">
                <text:p>823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4442">
                <text:p>1054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1415">
                <text:p>831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0461">
                <text:p>890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0224">
                <text:p>1100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5088">
                <text:p>805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5168">
                <text:p>945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365">
                <text:p>860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1778">
                <text:p>601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3943">
                <text:p>493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6973">
                <text:p>5969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3250">
                <text:p>5832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7850">
                <text:p>5578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9906">
                <text:p>679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5727">
                <text:p>7557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1092">
                <text:p>6010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3064">
                <text:p>763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8790">
                <text:p>6687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5015">
                <text:p>565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608">
                <text:p>420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9189">
                <text:p>4391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9254">
                <text:p>529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109">
                <text:p>5251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3786">
                <text:p>533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4836">
                <text:p>534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3547">
                <text:p>513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7438">
                <text:p>527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2064">
                <text:p>522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4106">
                <text:p>384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2455">
                <text:p>442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2837">
                <text:p>4128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1127">
                <text:p>411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0209">
                <text:p>410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2040">
                <text:p>3820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14">
                <text:p>290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6188">
                <text:p>286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7340">
                <text:p>2873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3467">
                <text:p>293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254">
                <text:p>347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1816">
                <text:p>28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268">
                <text:p>267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1393">
                <text:p>321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4448">
                <text:p>304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655">
                <text:p>2996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089">
                <text:p>2610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3709">
                <text:p>2237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863">
                <text:p>2148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5056">
                <text:p>225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345">
                <text:p>242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610">
                <text:p>2546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8087">
                <text:p>258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533">
                <text:p>2465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148">
                <text:p>21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398">
                <text:p>218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020">
                <text:p>2200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182">
                <text:p>226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9086">
                <text:p>189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146">
                <text:p>171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261">
                <text:p>168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982">
                <text:p>1649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696">
                <text:p>156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253">
                <text:p>173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791">
                <text:p>1587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165">
                <text:p>168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019">
                <text:p>156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734">
                <text:p>1597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870">
                <text:p>1638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549">
                <text:p>166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399">
                <text:p>183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2502">
                <text:p>1425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292">
                <text:p>1612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6817">
                <text:p>156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803">
                <text:p>1658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192">
                <text:p>1571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645">
                <text:p>143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666">
                <text:p>1156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014">
                <text:p>109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774">
                <text:p>1247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762">
                <text:p>97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424">
                <text:p>102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045">
                <text:p>1210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834">
                <text:p>103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349">
                <text:p>99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7088">
                <text:p>1070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996">
                <text:p>100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1714">
                <text:p>101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719">
                <text:p>1057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700">
                <text:p>87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058">
                <text:p>102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597">
                <text:p>995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778">
                <text:p>93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744">
                <text:p>807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6752">
                <text:p>767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701">
                <text:p>9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831">
                <text:p>728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255">
                <text:p>64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803">
                <text:p>758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412">
                <text:p>674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157">
                <text:p>54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336">
                <text:p>50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020">
                <text:p>47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866">
                <text:p>498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62">
                <text:p>372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290">
                <text:p>382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76">
                <text:p>9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69cm" svg:height="10.812cm" xlink:href=".." xlink:type="simple" chart:class="chart:bar" chart:style-name="ch1">
        <chart:plot-area chart:style-name="ch2" table:cell-range-address="row_opt.A1:row_opt.A160" svg:x="1.884cm" svg:y="0.158cm" svg:width="34.055cm" svg:height="9.508cm">
          <chartooo:coordinate-region svg:x="3.246cm" svg:y="0.358cm" svg:width="32.655cm" svg:height="8.385cm"/>
          <chart:axis chart:dimension="x" chart:name="primary-x" chart:style-name="ch3">
            <chart:title svg:x="16.854cm" svg:y="9.351cm" chart:style-name="ch4">
              <text:p>Thread ID</text:p>
            </chart:title>
          </chart:axis>
          <chart:axis chart:dimension="y" chart:name="primary-y" chart:style-name="ch5">
            <chart:title svg:x="0.158cm" svg:y="6.662cm" chart:style-name="ch6">
              <text:p>#nonzeros</text:p>
            </chart:title>
            <chart:grid chart:style-name="ch7" chart:class="major"/>
          </chart:axis>
          <chart:series chart:style-name="ch8" chart:values-cell-range-address="row_opt.A1:row_opt.A160" chart:class="chart:bar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552">
                <text:p>615552</text:p>
                <draw:g>
                  <svg:desc>row_opt.A1:row_opt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2124">
                <text:p>622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9172">
                <text:p>61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9944">
                <text:p>619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9101">
                <text:p>619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9244">
                <text:p>6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9162">
                <text:p>61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9229">
                <text:p>61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8272">
                <text:p>618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0158">
                <text:p>620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8915">
                <text:p>618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9341">
                <text:p>619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945">
                <text:p>618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127">
                <text:p>619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458">
                <text:p>619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001">
                <text:p>619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351">
                <text:p>619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227">
                <text:p>619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115">
                <text:p>619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8684">
                <text:p>618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9563">
                <text:p>619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655">
                <text:p>619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8317">
                <text:p>618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9478">
                <text:p>619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8816">
                <text:p>618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680">
                <text:p>619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8971">
                <text:p>618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9098">
                <text:p>619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9998">
                <text:p>61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9218">
                <text:p>619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772">
                <text:p>618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81">
                <text:p>619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7897">
                <text:p>617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936">
                <text:p>619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9610">
                <text:p>6196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512">
                <text:p>619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8913">
                <text:p>618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9557">
                <text:p>619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8332">
                <text:p>618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9530">
                <text:p>6195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9405">
                <text:p>6194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7922">
                <text:p>617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669">
                <text:p>6206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9126">
                <text:p>619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9187">
                <text:p>619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9433">
                <text:p>619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8931">
                <text:p>618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8516">
                <text:p>618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064">
                <text:p>6200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9085">
                <text:p>619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9266">
                <text:p>619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9272">
                <text:p>619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9010">
                <text:p>6190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9451">
                <text:p>619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9242">
                <text:p>619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9216">
                <text:p>619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8213">
                <text:p>618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089">
                <text:p>620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9044">
                <text:p>6190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9234">
                <text:p>619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9313">
                <text:p>619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9252">
                <text:p>619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8938">
                <text:p>6189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8854">
                <text:p>6188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9034">
                <text:p>619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9845">
                <text:p>619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9380">
                <text:p>619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8761">
                <text:p>618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9617">
                <text:p>619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8843">
                <text:p>618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9192">
                <text:p>619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9432">
                <text:p>619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249">
                <text:p>619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8692">
                <text:p>618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9706">
                <text:p>619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9217">
                <text:p>6192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9279">
                <text:p>6192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8580">
                <text:p>6185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9694">
                <text:p>619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8853">
                <text:p>618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9251">
                <text:p>619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9642">
                <text:p>619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9160">
                <text:p>6191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8853">
                <text:p>618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9437">
                <text:p>619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8036">
                <text:p>618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0377">
                <text:p>6203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9164">
                <text:p>619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8841">
                <text:p>618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9389">
                <text:p>619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9477">
                <text:p>6194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9195">
                <text:p>619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8890">
                <text:p>6188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9559">
                <text:p>619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8318">
                <text:p>618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9888">
                <text:p>619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8732">
                <text:p>618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9731">
                <text:p>61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9141">
                <text:p>619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9319">
                <text:p>6193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9172">
                <text:p>6191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9130">
                <text:p>6191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9211">
                <text:p>619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9342">
                <text:p>619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9267">
                <text:p>6192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9025">
                <text:p>6190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8950">
                <text:p>6189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9373">
                <text:p>6193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9456">
                <text:p>619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8993">
                <text:p>618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9271">
                <text:p>6192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8793">
                <text:p>6187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9744">
                <text:p>6197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8555">
                <text:p>6185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9783">
                <text:p>619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9100">
                <text:p>619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9293">
                <text:p>619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9136">
                <text:p>619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9278">
                <text:p>619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9218">
                <text:p>619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9126">
                <text:p>619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9309">
                <text:p>619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121">
                <text:p>619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8737">
                <text:p>6187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9554">
                <text:p>619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9317">
                <text:p>6193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9026">
                <text:p>619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9283">
                <text:p>619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9270">
                <text:p>6192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9316">
                <text:p>6193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9111">
                <text:p>619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9261">
                <text:p>619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8832">
                <text:p>618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9606">
                <text:p>619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9134">
                <text:p>619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9165">
                <text:p>619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9294">
                <text:p>6192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9154">
                <text:p>619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9214">
                <text:p>6192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8901">
                <text:p>6189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9466">
                <text:p>619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9258">
                <text:p>6192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9185">
                <text:p>619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9209">
                <text:p>619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9082">
                <text:p>6190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9276">
                <text:p>6192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9269">
                <text:p>619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9129">
                <text:p>619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9284">
                <text:p>6192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9120">
                <text:p>619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9244">
                <text:p>6192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9218">
                <text:p>6192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9139">
                <text:p>6191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9286">
                <text:p>619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9176">
                <text:p>6191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9230">
                <text:p>6192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9170">
                <text:p>61917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9230">
                <text:p>6192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9198">
                <text:p>61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9160">
                <text:p>6191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69cm" svg:height="10.812cm" xlink:href=".." xlink:type="simple" chart:class="chart:bar" chart:style-name="ch1">
        <chart:plot-area chart:style-name="ch2" table:cell-range-address="column_opt.A1:column_opt.A160" svg:x="1.884cm" svg:y="0.159cm" svg:width="34.055cm" svg:height="9.508cm">
          <chartooo:coordinate-region svg:x="3.246cm" svg:y="0.358cm" svg:width="32.655cm" svg:height="8.385cm"/>
          <chart:axis chart:dimension="x" chart:name="primary-x" chart:style-name="ch3">
            <chart:title svg:x="16.854cm" svg:y="9.351cm" chart:style-name="ch4">
              <text:p>Thread ID</text:p>
            </chart:title>
          </chart:axis>
          <chart:axis chart:dimension="y" chart:name="primary-y" chart:style-name="ch5">
            <chart:title svg:x="0.157cm" svg:y="6.662cm" chart:style-name="ch6">
              <text:p>#nonzeros</text:p>
            </chart:title>
            <chart:grid chart:style-name="ch7" chart:class="major"/>
          </chart:axis>
          <chart:series chart:style-name="ch8" chart:values-cell-range-address="column_opt.A1:column_opt.A160" chart:class="chart:bar">
            <chart:data-point chart:repeated="1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9893">
                <text:p>559893</text:p>
                <draw:g>
                  <svg:desc>column_opt.A1:column_opt.A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6762">
                <text:p>676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5444">
                <text:p>605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3102">
                <text:p>633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7104">
                <text:p>61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9369">
                <text:p>619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1515">
                <text:p>621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836">
                <text:p>60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9195">
                <text:p>599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2627">
                <text:p>642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4158">
                <text:p>564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0693">
                <text:p>610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1926">
                <text:p>641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7278">
                <text:p>667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7141">
                <text:p>607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4000">
                <text:p>604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344">
                <text:p>613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768">
                <text:p>616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9200">
                <text:p>63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9374">
                <text:p>629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154">
                <text:p>601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6369">
                <text:p>616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5269">
                <text:p>635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0091">
                <text:p>630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7208">
                <text:p>597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384">
                <text:p>625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2678">
                <text:p>6326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1131">
                <text:p>621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1733">
                <text:p>611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6588">
                <text:p>506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263">
                <text:p>688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7435">
                <text:p>667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0794">
                <text:p>610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6146">
                <text:p>60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6434">
                <text:p>626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2698">
                <text:p>502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2190">
                <text:p>742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8818">
                <text:p>628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150">
                <text:p>556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2907">
                <text:p>6529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8615">
                <text:p>648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8851">
                <text:p>548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7099">
                <text:p>617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9101">
                <text:p>679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6071">
                <text:p>626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4650">
                <text:p>6246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8571">
                <text:p>618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03">
                <text:p>596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2427">
                <text:p>642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0107">
                <text:p>620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084">
                <text:p>499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8611">
                <text:p>738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8777">
                <text:p>548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6768">
                <text:p>686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982">
                <text:p>622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9747">
                <text:p>549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0309">
                <text:p>640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9828">
                <text:p>5898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4588">
                <text:p>694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9692">
                <text:p>589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1394">
                <text:p>641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2995">
                <text:p>552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8617">
                <text:p>6886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3847">
                <text:p>603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9617">
                <text:p>6096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545">
                <text:p>650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3918">
                <text:p>603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8579">
                <text:p>588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8702">
                <text:p>648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4776">
                <text:p>63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040">
                <text:p>6160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3818">
                <text:p>583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4310">
                <text:p>6543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5671">
                <text:p>605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34956">
                <text:p>634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5266">
                <text:p>5852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2908">
                <text:p>612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1525">
                <text:p>621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9246">
                <text:p>659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8242">
                <text:p>588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4696">
                <text:p>644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2332">
                <text:p>612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7137">
                <text:p>627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3456">
                <text:p>623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0209">
                <text:p>590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8715">
                <text:p>6387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8076">
                <text:p>618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7649">
                <text:p>627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6044">
                <text:p>616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9663">
                <text:p>619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1730">
                <text:p>6217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1694">
                <text:p>581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9370">
                <text:p>659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1434">
                <text:p>611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5469">
                <text:p>625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7771">
                <text:p>6177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0505">
                <text:p>620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0539">
                <text:p>600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1360">
                <text:p>6213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3466">
                <text:p>5534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0439">
                <text:p>660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5090">
                <text:p>6350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5061">
                <text:p>5750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0140">
                <text:p>680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9323">
                <text:p>62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5622">
                <text:p>595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8729">
                <text:p>6287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3181">
                <text:p>54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0424">
                <text:p>580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47051">
                <text:p>747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4521">
                <text:p>564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6961">
                <text:p>646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1863">
                <text:p>621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4197">
                <text:p>634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834">
                <text:p>575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6532">
                <text:p>6665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8163">
                <text:p>518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5207">
                <text:p>725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5151">
                <text:p>615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77217">
                <text:p>5772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3164">
                <text:p>593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3054">
                <text:p>6430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67210">
                <text:p>6672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115">
                <text:p>6151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1800">
                <text:p>6018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0401">
                <text:p>6404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7605">
                <text:p>547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8878">
                <text:p>668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4494">
                <text:p>5544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0354">
                <text:p>610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0711">
                <text:p>6807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8851">
                <text:p>6488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4964">
                <text:p>5549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2655">
                <text:p>6526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0491">
                <text:p>5604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1797">
                <text:p>631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1671">
                <text:p>701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1661">
                <text:p>5916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7009">
                <text:p>647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7059">
                <text:p>617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0044">
                <text:p>6000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0918">
                <text:p>5509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1042">
                <text:p>6910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0837">
                <text:p>590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4054">
                <text:p>6440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6003">
                <text:p>636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2121">
                <text:p>4521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2763">
                <text:p>7727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3710">
                <text:p>6037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2949">
                <text:p>6529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0343">
                <text:p>6103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4774">
                <text:p>6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8988">
                <text:p>618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32584">
                <text:p>632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5594">
                <text:p>6155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1110">
                <text:p>5811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9853">
                <text:p>649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541">
                <text:p>6165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5637">
                <text:p>6156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6560">
                <text:p>6365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